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50.0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26.14pt"/>
    </style:style>
    <style:style style:name="co5" style:family="table-column">
      <style:table-column-properties fo:break-before="auto" style:column-width="115.06pt"/>
    </style:style>
    <style:style style:name="co6" style:family="table-column">
      <style:table-column-properties fo:break-before="auto" style:column-width="76.99pt"/>
    </style:style>
    <style:style style:name="co7" style:family="table-column">
      <style:table-column-properties fo:break-before="auto" style:column-width="91.25pt"/>
    </style:style>
    <style:style style:name="co8" style:family="table-column">
      <style:table-column-properties fo:break-before="auto" style:column-width="174.61pt"/>
    </style:style>
    <style:style style:name="co9" style:family="table-column">
      <style:table-column-properties fo:break-before="auto" style:column-width="64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6.49pt" fo:break-before="auto" style:use-optimal-row-height="false"/>
    </style:style>
    <style:style style:name="ta1" style:family="table" style:master-page-name="PageStyle_5f_v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2" number:automatic-order="true">
      <number:month number:style="long"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map style:condition="is-true-formula([.E112]=1)" style:apply-style-name="ConditionalStyle_5f_48" style:base-cell-address="v1.C112"/>
    </style:style>
    <style:style style:name="ce6" style:family="table-cell" style:parent-style-name="Default">
      <style:map style:condition="is-true-formula([.E118]=1)" style:apply-style-name="ConditionalStyle_5f_47" style:base-cell-address="v1.C118"/>
    </style:style>
    <style:style style:name="ce7" style:family="table-cell" style:parent-style-name="Default">
      <style:map style:condition="is-true-formula([.E124]=1)" style:apply-style-name="ConditionalStyle_5f_46" style:base-cell-address="v1.C124"/>
    </style:style>
    <style:style style:name="ce8" style:family="table-cell" style:parent-style-name="Default">
      <style:map style:condition="is-true-formula([.E129]=1)" style:apply-style-name="ConditionalStyle_5f_45" style:base-cell-address="v1.C129"/>
    </style:style>
    <style:style style:name="ce9" style:family="table-cell" style:parent-style-name="Default">
      <style:map style:condition="is-true-formula([.E131]=1)" style:apply-style-name="ConditionalStyle_5f_44" style:base-cell-address="v1.C131"/>
    </style:style>
    <style:style style:name="ce10" style:family="table-cell" style:parent-style-name="Default">
      <style:map style:condition="is-true-formula([.E133]=1)" style:apply-style-name="ConditionalStyle_5f_43" style:base-cell-address="v1.C133"/>
    </style:style>
    <style:style style:name="ce11" style:family="table-cell" style:parent-style-name="Default">
      <style:map style:condition="is-true-formula([.E139]=1)" style:apply-style-name="ConditionalStyle_5f_42" style:base-cell-address="v1.C139"/>
    </style:style>
    <style:style style:name="ce12" style:family="table-cell" style:parent-style-name="Default">
      <style:map style:condition="is-true-formula([.E141]=1)" style:apply-style-name="ConditionalStyle_5f_41" style:base-cell-address="v1.C141"/>
    </style:style>
    <style:style style:name="ce13" style:family="table-cell" style:parent-style-name="Default">
      <style:map style:condition="is-true-formula([.E143]=1)" style:apply-style-name="ConditionalStyle_5f_40" style:base-cell-address="v1.C143"/>
    </style:style>
    <style:style style:name="ce14" style:family="table-cell" style:parent-style-name="Default">
      <style:map style:condition="is-true-formula([.E145]=1)" style:apply-style-name="ConditionalStyle_5f_39" style:base-cell-address="v1.C145"/>
    </style:style>
    <style:style style:name="ce15" style:family="table-cell" style:parent-style-name="Default">
      <style:map style:condition="is-true-formula([.E147]=1)" style:apply-style-name="ConditionalStyle_5f_38" style:base-cell-address="v1.C147"/>
    </style:style>
    <style:style style:name="ce16" style:family="table-cell" style:parent-style-name="Default">
      <style:map style:condition="is-true-formula([.E148]=1)" style:apply-style-name="ConditionalStyle_5f_37" style:base-cell-address="v1.C148"/>
    </style:style>
    <style:style style:name="ce17" style:family="table-cell" style:parent-style-name="Default">
      <style:map style:condition="is-true-formula([.E149]=1)" style:apply-style-name="ConditionalStyle_5f_36" style:base-cell-address="v1.C149"/>
    </style:style>
    <style:style style:name="ce18" style:family="table-cell" style:parent-style-name="Default">
      <style:map style:condition="is-true-formula([.E150]=1)" style:apply-style-name="ConditionalStyle_5f_35" style:base-cell-address="v1.C150"/>
    </style:style>
    <style:style style:name="ce19" style:family="table-cell" style:parent-style-name="Default">
      <style:map style:condition="is-true-formula([.E151]=1)" style:apply-style-name="ConditionalStyle_5f_34" style:base-cell-address="v1.C151"/>
    </style:style>
    <style:style style:name="ce20" style:family="table-cell" style:parent-style-name="Default">
      <style:map style:condition="is-true-formula([.E154]=1)" style:apply-style-name="ConditionalStyle_5f_33" style:base-cell-address="v1.C154"/>
    </style:style>
    <style:style style:name="ce21" style:family="table-cell" style:parent-style-name="Default">
      <style:map style:condition="is-true-formula([.E157]=1)" style:apply-style-name="ConditionalStyle_5f_32" style:base-cell-address="v1.C157"/>
    </style:style>
    <style:style style:name="ce22" style:family="table-cell" style:parent-style-name="Default">
      <style:map style:condition="is-true-formula([.E158]=1)" style:apply-style-name="ConditionalStyle_5f_31" style:base-cell-address="v1.C158"/>
    </style:style>
    <style:style style:name="ce23" style:family="table-cell" style:parent-style-name="Default">
      <style:map style:condition="is-true-formula([.E159]=1)" style:apply-style-name="ConditionalStyle_5f_30" style:base-cell-address="v1.C159"/>
    </style:style>
    <style:style style:name="ce24" style:family="table-cell" style:parent-style-name="Default">
      <style:map style:condition="is-true-formula([.E160]=1)" style:apply-style-name="ConditionalStyle_5f_29" style:base-cell-address="v1.C160"/>
    </style:style>
    <style:style style:name="ce25" style:family="table-cell" style:parent-style-name="Default">
      <style:map style:condition="is-true-formula([.E160]=1)" style:apply-style-name="ConditionalStyle_5f_29" style:base-cell-address="v1.C160"/>
    </style:style>
    <style:style style:name="ce26" style:family="table-cell" style:parent-style-name="Default">
      <style:map style:condition="is-true-formula([.E163]=1)" style:apply-style-name="ConditionalStyle_5f_28" style:base-cell-address="v1.C163"/>
    </style:style>
    <style:style style:name="ce27" style:family="table-cell" style:parent-style-name="Default">
      <style:map style:condition="is-true-formula([.E164]=1)" style:apply-style-name="ConditionalStyle_5f_26" style:base-cell-address="v1.C164"/>
    </style:style>
    <style:style style:name="ce28" style:family="table-cell" style:parent-style-name="Default">
      <style:map style:condition="is-true-formula([.E165]=1)" style:apply-style-name="ConditionalStyle_5f_25" style:base-cell-address="v1.C165"/>
    </style:style>
    <style:style style:name="ce29" style:family="table-cell" style:parent-style-name="Default">
      <style:map style:condition="is-true-formula([.E166]=1)" style:apply-style-name="ConditionalStyle_5f_24" style:base-cell-address="v1.C166"/>
    </style:style>
    <style:style style:name="ce30" style:family="table-cell" style:parent-style-name="Default">
      <style:map style:condition="is-true-formula([.E167]=1)" style:apply-style-name="ConditionalStyle_5f_23" style:base-cell-address="v1.C167"/>
    </style:style>
    <style:style style:name="ce31" style:family="table-cell" style:parent-style-name="Default">
      <style:map style:condition="is-true-formula([.E170]=1)" style:apply-style-name="ConditionalStyle_5f_22" style:base-cell-address="v1.C170"/>
    </style:style>
    <style:style style:name="ce32" style:family="table-cell" style:parent-style-name="Default">
      <style:map style:condition="is-true-formula([.E177]=1)" style:apply-style-name="ConditionalStyle_5f_21" style:base-cell-address="v1.C177"/>
    </style:style>
    <style:style style:name="ce33" style:family="table-cell" style:parent-style-name="Default">
      <style:map style:condition="is-true-formula([.K179]=1)" style:apply-style-name="ConditionalStyle_5f_20" style:base-cell-address="v1.C179"/>
    </style:style>
    <style:style style:name="ce34" style:family="table-cell" style:parent-style-name="Default">
      <style:map style:condition="is-true-formula([.E180]=1)" style:apply-style-name="ConditionalStyle_5f_19" style:base-cell-address="v1.C180"/>
    </style:style>
    <style:style style:name="ce35" style:family="table-cell" style:parent-style-name="Default">
      <style:map style:condition="is-true-formula([.E184]=1)" style:apply-style-name="ConditionalStyle_5f_18" style:base-cell-address="v1.C184"/>
    </style:style>
    <style:style style:name="ce36" style:family="table-cell" style:parent-style-name="Default">
      <style:map style:condition="is-true-formula([.E186]=1)" style:apply-style-name="ConditionalStyle_5f_17" style:base-cell-address="v1.C186"/>
    </style:style>
    <style:style style:name="ce37" style:family="table-cell" style:parent-style-name="Default">
      <style:map style:condition="is-true-formula([.E190]=1)" style:apply-style-name="ConditionalStyle_5f_16" style:base-cell-address="v1.C190"/>
    </style:style>
    <style:style style:name="ce38" style:family="table-cell" style:parent-style-name="Default">
      <style:map style:condition="is-true-formula([.E193]=1)" style:apply-style-name="ConditionalStyle_5f_15" style:base-cell-address="v1.C193"/>
    </style:style>
    <style:style style:name="ce39" style:family="table-cell" style:parent-style-name="Default">
      <style:map style:condition="is-true-formula([.E201]=1)" style:apply-style-name="ConditionalStyle_5f_14" style:base-cell-address="v1.C201"/>
    </style:style>
    <style:style style:name="ce40" style:family="table-cell" style:parent-style-name="Default">
      <style:map style:condition="is-true-formula([.E218]=1)" style:apply-style-name="ConditionalStyle_5f_13" style:base-cell-address="v1.C218"/>
    </style:style>
    <style:style style:name="ce41" style:family="table-cell" style:parent-style-name="Default">
      <style:map style:condition="is-true-formula([.E221]=1)" style:apply-style-name="ConditionalStyle_5f_12" style:base-cell-address="v1.C221"/>
    </style:style>
    <style:style style:name="ce42" style:family="table-cell" style:parent-style-name="Default">
      <style:map style:condition="is-true-formula([.E228]=1)" style:apply-style-name="ConditionalStyle_5f_11" style:base-cell-address="v1.C228"/>
    </style:style>
    <style:style style:name="ce43" style:family="table-cell" style:parent-style-name="Default">
      <style:map style:condition="is-true-formula([.E232]=1)" style:apply-style-name="ConditionalStyle_5f_10" style:base-cell-address="v1.C232"/>
    </style:style>
    <style:style style:name="ce44" style:family="table-cell" style:parent-style-name="Default">
      <style:map style:condition="is-true-formula([.E236]=1)" style:apply-style-name="ConditionalStyle_5f_9" style:base-cell-address="v1.C236"/>
    </style:style>
    <style:style style:name="ce45" style:family="table-cell" style:parent-style-name="Default">
      <style:map style:condition="is-true-formula([.K240]=1)" style:apply-style-name="ConditionalStyle_5f_8" style:base-cell-address="v1.C240"/>
    </style:style>
    <style:style style:name="ce46" style:family="table-cell" style:parent-style-name="Default">
      <style:map style:condition="is-true-formula([.E242]=1)" style:apply-style-name="ConditionalStyle_5f_7" style:base-cell-address="v1.C242"/>
    </style:style>
    <style:style style:name="ce47" style:family="table-cell" style:parent-style-name="Default">
      <style:map style:condition="is-true-formula([.E245]=1)" style:apply-style-name="ConditionalStyle_5f_6" style:base-cell-address="v1.C245"/>
    </style:style>
    <style:style style:name="ce48" style:family="table-cell" style:parent-style-name="Default">
      <style:map style:condition="is-true-formula([.E248]=1)" style:apply-style-name="ConditionalStyle_5f_4" style:base-cell-address="v1.C248"/>
    </style:style>
    <style:style style:name="ce49" style:family="table-cell" style:parent-style-name="Default">
      <style:map style:condition="is-true-formula([.E251]=1)" style:apply-style-name="ConditionalStyle_5f_5" style:base-cell-address="v1.C251"/>
    </style:style>
    <style:style style:name="ce50" style:family="table-cell" style:parent-style-name="Default">
      <style:map style:condition="is-true-formula([.E254]=1)" style:apply-style-name="ConditionalStyle_5f_3" style:base-cell-address="v1.C254"/>
    </style:style>
    <style:style style:name="ce51" style:family="table-cell" style:parent-style-name="Default">
      <style:map style:condition="is-true-formula([.E259]=1)" style:apply-style-name="ConditionalStyle_5f_2" style:base-cell-address="v1.C259"/>
    </style:style>
    <style:style style:name="ce52" style:family="table-cell" style:parent-style-name="Default">
      <style:map style:condition="is-true-formula([.K264]=1)" style:apply-style-name="ConditionalStyle_5f_1" style:base-cell-address="v1.C265"/>
    </style:style>
    <style:style style:name="ce53" style:family="table-cell" style:parent-style-name="Default" style:data-style-name="N132">
      <style:table-cell-properties style:rotation-align="none"/>
    </style:style>
    <style:style style:name="ce54" style:family="table-cell" style:parent-style-name="Default" style:data-style-name="N131">
      <style:table-cell-properties style:rotation-align="none"/>
    </style:style>
    <style:style style:name="ce55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 style:data-style-name="N36">
      <style:table-cell-properties style:rotation-align="none"/>
    </style:style>
    <style:style style:name="ce5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32">
      <style:table-cell-properties style:rotation-align="none"/>
    </style:style>
    <style:style style:name="ce60" style:family="table-cell" style:parent-style-name="Default" style:data-style-name="N11">
      <style:table-cell-properties style:rotation-align="none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Virus Genome Length and GC Content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ile No.</text:p>
          </table:table-cell>
          <table:table-cell table:style-name="ce1" office:value-type="string" calcext:value-type="string">
            <text:p>Locus(Seq Ref/ACCESSION No)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Collection Date</text:p>
          </table:table-cell>
          <table:table-cell table:style-name="ce1" office:value-type="string" calcext:value-type="string">
            <text:p>Sequence Length(bp)</text:p>
          </table:table-cell>
          <table:table-cell table:style-name="ce1" office:value-type="string" calcext:value-type="string">
            <text:p>GC content(%)</text:p>
          </table:table-cell>
          <table:table-cell table:style-name="ce61" office:value-type="string" calcext:value-type="string">
            <text:p>length diff. from reference geno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_045512.2</text:p>
          </table:table-cell>
          <table:table-cell office:value-type="string" calcext:value-type="string">
            <text:p>china wuhan (referance genome)</text:p>
          </table:table-cell>
          <table:table-cell table:style-name="ce53" office:value-type="date" office:date-value="2019-12-01" calcext:value-type="date">
            <text:p>2019/12</text:p>
          </table:table-cell>
          <table:table-cell office:value-type="float" office:value="29903" calcext:value-type="float">
            <text:p>29903</text:p>
          </table:table-cell>
          <table:table-cell table:style-name="ce60" office:value-type="percentage" office:value="0.3797" calcext:value-type="percentage">
            <text:p>37.97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T066156.1</text:p>
          </table:table-cell>
          <table:table-cell office:value-type="string" calcext:value-type="string">
            <text:p>italy</text:p>
          </table:table-cell>
          <table:table-cell table:style-name="ce54" office:value-type="date" office:date-value="2020-01-30" calcext:value-type="date">
            <text:p>2020/01/30</text:p>
          </table:table-cell>
          <table:table-cell office:value-type="float" office:value="29867" calcext:value-type="float">
            <text:p>29867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4]-[.E$3]" office:value-type="float" office:value="-36" calcext:value-type="float">
            <text:p>-36</text:p>
          </table:table-cell>
          <table:table-cell table:number-columns-repeated="101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LC528232.1</text:p>
          </table:table-cell>
          <table:table-cell office:value-type="string" calcext:value-type="string">
            <text:p>japan</text:p>
          </table:table-cell>
          <table:table-cell table:style-name="ce54" office:value-type="date" office:date-value="2020-02-10" calcext:value-type="date">
            <text:p>2020/02/10</text:p>
          </table:table-cell>
          <table:table-cell office:value-type="float" office:value="29902" calcext:value-type="float">
            <text:p>29902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5]-[.E$3]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LC528233.1</text:p>
          </table:table-cell>
          <table:table-cell office:value-type="string" calcext:value-type="string">
            <text:p>japan</text:p>
          </table:table-cell>
          <table:table-cell table:style-name="ce54" office:value-type="date" office:date-value="2020-02-10" calcext:value-type="date">
            <text:p>2020/02/10</text:p>
          </table:table-cell>
          <table:table-cell office:value-type="float" office:value="29902" calcext:value-type="float">
            <text:p>29902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6]-[.E$3]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LC529905.1</text:p>
          </table:table-cell>
          <table:table-cell office:value-type="string" calcext:value-type="string">
            <text:p>japan</text:p>
          </table:table-cell>
          <table:table-cell table:style-name="ce53" office:value-type="date" office:date-value="2020-01-01" calcext:value-type="date">
            <text:p>2020/01</text:p>
          </table:table-cell>
          <table:table-cell office:value-type="float" office:value="29903" calcext:value-type="float">
            <text:p>29903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7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MN938384.1</text:p>
          </table:table-cell>
          <table:table-cell office:value-type="string" calcext:value-type="string">
            <text:p>china shezan</text:p>
          </table:table-cell>
          <table:table-cell table:style-name="ce54" office:value-type="date" office:date-value="2020-01-10" calcext:value-type="date">
            <text:p>2020/01/10</text:p>
          </table:table-cell>
          <table:table-cell office:value-type="float" office:value="29838" calcext:value-type="float">
            <text:p>29838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8]-[.E$3]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MT039890.1</text:p>
          </table:table-cell>
          <table:table-cell office:value-type="string" calcext:value-type="string">
            <text:p>south korea</text:p>
          </table:table-cell>
          <table:table-cell table:style-name="ce53" office:value-type="date" office:date-value="2020-01-01" calcext:value-type="date">
            <text:p>2020/01</text:p>
          </table:table-cell>
          <table:table-cell office:value-type="float" office:value="29903" calcext:value-type="float">
            <text:p>29903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9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MT093571.1</text:p>
          </table:table-cell>
          <table:table-cell office:value-type="string" calcext:value-type="string">
            <text:p>sweden</text:p>
          </table:table-cell>
          <table:table-cell table:style-name="ce54" office:value-type="date" office:date-value="2020-02-07" calcext:value-type="date">
            <text:p>2020/02/07</text:p>
          </table:table-cell>
          <table:table-cell office:value-type="float" office:value="29886" calcext:value-type="float">
            <text:p>29886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0]-[.E$3]" office:value-type="float" office:value="-17" calcext:value-type="float">
            <text:p>-17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MT066175.1</text:p>
          </table:table-cell>
          <table:table-cell office:value-type="string" calcext:value-type="string">
            <text:p>taiwan</text:p>
          </table:table-cell>
          <table:table-cell table:style-name="ce54" office:value-type="date" office:date-value="2020-01-31" calcext:value-type="date">
            <text:p>2020/01/31</text:p>
          </table:table-cell>
          <table:table-cell office:value-type="float" office:value="29870" calcext:value-type="float">
            <text:p>29870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1]-[.E$3]" office:value-type="float" office:value="-33" calcext:value-type="float">
            <text:p>-33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MT066176.1</text:p>
          </table:table-cell>
          <table:table-cell office:value-type="string" calcext:value-type="string">
            <text:p>taiwan</text:p>
          </table:table-cell>
          <table:table-cell table:style-name="ce54" office:value-type="date" office:date-value="2020-02-05" calcext:value-type="date">
            <text:p>2020/02/05</text:p>
          </table:table-cell>
          <table:table-cell office:value-type="float" office:value="29870" calcext:value-type="float">
            <text:p>29870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2]-[.E$3]" office:value-type="float" office:value="-33" calcext:value-type="float">
            <text:p>-33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MT007544.1</text:p>
          </table:table-cell>
          <table:table-cell office:value-type="string" calcext:value-type="string">
            <text:p>australia</text:p>
          </table:table-cell>
          <table:table-cell table:style-name="ce55" office:value-type="date" office:date-value="2020-01-25" calcext:value-type="date">
            <text:p>2020/01/25</text:p>
          </table:table-cell>
          <table:table-cell office:value-type="float" office:value="29893" calcext:value-type="float">
            <text:p>29893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13]-[.E$3]" office:value-type="float" office:value="-10" calcext:value-type="float">
            <text:p>-10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MT126808.1</text:p>
          </table:table-cell>
          <table:table-cell office:value-type="string" calcext:value-type="string">
            <text:p>brazil</text:p>
          </table:table-cell>
          <table:table-cell table:style-name="ce56" office:value-type="date" office:date-value="2020-02-28" calcext:value-type="date">
            <text:p>2020/02/28</text:p>
          </table:table-cell>
          <table:table-cell office:value-type="float" office:value="29876" calcext:value-type="float">
            <text:p>29876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4]-[.E$3]" office:value-type="float" office:value="-27" calcext:value-type="float">
            <text:p>-27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MT012098.1</text:p>
          </table:table-cell>
          <table:table-cell office:value-type="string" calcext:value-type="string">
            <text:p>india-kerala</text:p>
          </table:table-cell>
          <table:table-cell table:style-name="ce54" office:value-type="date" office:date-value="2020-02-27" calcext:value-type="date">
            <text:p>2020/02/27</text:p>
          </table:table-cell>
          <table:table-cell office:value-type="float" office:value="29854" calcext:value-type="float">
            <text:p>29854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5]-[.E$3]" office:value-type="float" office:value="-49" calcext:value-type="float">
            <text:p>-49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MT050493.1</text:p>
          </table:table-cell>
          <table:table-cell office:value-type="string" calcext:value-type="string">
            <text:p>india-kerala</text:p>
          </table:table-cell>
          <table:table-cell table:style-name="ce54" office:value-type="date" office:date-value="2020-01-31" calcext:value-type="date">
            <text:p>2020/01/31</text:p>
          </table:table-cell>
          <table:table-cell office:value-type="float" office:value="29851" calcext:value-type="float">
            <text:p>29851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6]-[.E$3]" office:value-type="float" office:value="-52" calcext:value-type="float">
            <text:p>-52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" office:value-type="string" calcext:value-type="string">
            <text:p>MT072688.1</text:p>
          </table:table-cell>
          <table:table-cell office:value-type="string" calcext:value-type="string">
            <text:p>nepal</text:p>
          </table:table-cell>
          <table:table-cell table:style-name="ce54" office:value-type="date" office:date-value="2020-01-13" calcext:value-type="date">
            <text:p>2020/01/13</text:p>
          </table:table-cell>
          <table:table-cell office:value-type="float" office:value="29811" calcext:value-type="float">
            <text:p>2981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7]-[.E$3]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ce2" office:value-type="string" calcext:value-type="string">
            <text:p>MT192759.1</text:p>
          </table:table-cell>
          <table:table-cell office:value-type="string" calcext:value-type="string">
            <text:p>taiwan</text:p>
          </table:table-cell>
          <table:table-cell table:style-name="ce54" office:value-type="date" office:date-value="2020-01-25" calcext:value-type="date">
            <text:p>2020/01/25</text:p>
          </table:table-cell>
          <table:table-cell office:value-type="float" office:value="29862" calcext:value-type="float">
            <text:p>2986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8]-[.E$3]" office:value-type="float" office:value="-41" calcext:value-type="float">
            <text:p>-41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2" office:value-type="string" calcext:value-type="string">
            <text:p>MT192772.1</text:p>
          </table:table-cell>
          <table:table-cell office:value-type="string" calcext:value-type="string">
            <text:p>vietnam-Ho Chi Minh</text:p>
          </table:table-cell>
          <table:table-cell table:style-name="ce54" office:value-type="date" office:date-value="2020-01-22" calcext:value-type="date">
            <text:p>2020/01/22</text:p>
          </table:table-cell>
          <table:table-cell office:value-type="float" office:value="29891" calcext:value-type="float">
            <text:p>29891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9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ce2" office:value-type="string" calcext:value-type="string">
            <text:p>MT192773.1</text:p>
          </table:table-cell>
          <table:table-cell office:value-type="string" calcext:value-type="string">
            <text:p>vietnam-Ho Chi Minh</text:p>
          </table:table-cell>
          <table:table-cell table:style-name="ce54" office:value-type="date" office:date-value="2020-01-22" calcext:value-type="date">
            <text:p>2020/01/22</text:p>
          </table:table-cell>
          <table:table-cell office:value-type="float" office:value="29890" calcext:value-type="float">
            <text:p>29890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20]-[.E$3]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ce3" office:value-type="string" calcext:value-type="string">
            <text:p>MN975262.1</text:p>
          </table:table-cell>
          <table:table-cell office:value-type="string" calcext:value-type="string">
            <text:p>china</text:p>
          </table:table-cell>
          <table:table-cell table:style-name="ce57" office:value-type="date" office:date-value="2020-01-11" calcext:value-type="date">
            <text:p>01/11/2020</text:p>
          </table:table-cell>
          <table:table-cell office:value-type="float" office:value="29891" calcext:value-type="float">
            <text:p>29891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21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3" office:value-type="string" calcext:value-type="string">
            <text:p>MN988668.1</text:p>
          </table:table-cell>
          <table:table-cell office:value-type="string" calcext:value-type="string">
            <text:p>china</text:p>
          </table:table-cell>
          <table:table-cell table:style-name="ce58" office:value-type="date" office:date-value="2020-01-02" calcext:value-type="date">
            <text:p>01/02/2020</text:p>
          </table:table-cell>
          <table:table-cell office:value-type="float" office:value="29881" calcext:value-type="float">
            <text:p>29881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2]-[.E$3]" office:value-type="float" office:value="-22" calcext:value-type="float">
            <text:p>-22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2" office:value-type="string" calcext:value-type="string">
            <text:p>MN988669.1</text:p>
          </table:table-cell>
          <table:table-cell office:value-type="string" calcext:value-type="string">
            <text:p>china</text:p>
          </table:table-cell>
          <table:table-cell table:style-name="ce58" office:value-type="date" office:date-value="2020-01-02" calcext:value-type="date">
            <text:p>01/02/2020</text:p>
          </table:table-cell>
          <table:table-cell office:value-type="float" office:value="29881" calcext:value-type="float">
            <text:p>29881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3]-[.E$3]" office:value-type="float" office:value="-22" calcext:value-type="float">
            <text:p>-22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ce3" office:value-type="string" calcext:value-type="string">
            <text:p>MT093631.2</text:p>
          </table:table-cell>
          <table:table-cell office:value-type="string" calcext:value-type="string">
            <text:p>china</text:p>
          </table:table-cell>
          <table:table-cell table:style-name="ce58" office:value-type="date" office:date-value="2020-01-08" calcext:value-type="date">
            <text:p>01/08/2020</text:p>
          </table:table-cell>
          <table:table-cell office:value-type="float" office:value="29860" calcext:value-type="float">
            <text:p>29860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24]-[.E$3]" office:value-type="float" office:value="-43" calcext:value-type="float">
            <text:p>-43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ce3" office:value-type="string" calcext:value-type="string">
            <text:p>MT135041.1</text:p>
          </table:table-cell>
          <table:table-cell office:value-type="string" calcext:value-type="string">
            <text:p>china-beijing</text:p>
          </table:table-cell>
          <table:table-cell table:style-name="ce58" office:value-type="date" office:date-value="2020-01-26" calcext:value-type="date">
            <text:p>01/26/2020</text:p>
          </table:table-cell>
          <table:table-cell office:value-type="float" office:value="29903" calcext:value-type="float">
            <text:p>29903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5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ce3" office:value-type="string" calcext:value-type="string">
            <text:p>MT135042.1</text:p>
          </table:table-cell>
          <table:table-cell office:value-type="string" calcext:value-type="string">
            <text:p>china-beijing</text:p>
          </table:table-cell>
          <table:table-cell table:style-name="ce58" office:value-type="date" office:date-value="2020-01-28" calcext:value-type="date">
            <text:p>01/28/2020</text:p>
          </table:table-cell>
          <table:table-cell office:value-type="float" office:value="29903" calcext:value-type="float">
            <text:p>29903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6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3" office:value-type="string" calcext:value-type="string">
            <text:p>MT135043.1</text:p>
          </table:table-cell>
          <table:table-cell office:value-type="string" calcext:value-type="string">
            <text:p>china-beijing</text:p>
          </table:table-cell>
          <table:table-cell table:style-name="ce58" office:value-type="date" office:date-value="2020-01-28" calcext:value-type="date">
            <text:p>01/28/2020</text:p>
          </table:table-cell>
          <table:table-cell office:value-type="float" office:value="29903" calcext:value-type="float">
            <text:p>29903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7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ce3" office:value-type="string" calcext:value-type="string">
            <text:p>MT135044.1</text:p>
          </table:table-cell>
          <table:table-cell office:value-type="string" calcext:value-type="string">
            <text:p>china-beijing</text:p>
          </table:table-cell>
          <table:table-cell table:style-name="ce58" office:value-type="date" office:date-value="2020-01-28" calcext:value-type="date">
            <text:p>01/28/2020</text:p>
          </table:table-cell>
          <table:table-cell office:value-type="float" office:value="29903" calcext:value-type="float">
            <text:p>29903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8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MT123290.1</text:p>
          </table:table-cell>
          <table:table-cell office:value-type="string" calcext:value-type="string">
            <text:p>china-Guangzhou</text:p>
          </table:table-cell>
          <table:table-cell table:style-name="ce58" office:value-type="date" office:date-value="2020-02-05" calcext:value-type="date">
            <text:p>02/05/2020</text:p>
          </table:table-cell>
          <table:table-cell office:value-type="float" office:value="29891" calcext:value-type="float">
            <text:p>29891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9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MT123291.2</text:p>
          </table:table-cell>
          <table:table-cell office:value-type="string" calcext:value-type="string">
            <text:p>china-Guangzhou</text:p>
          </table:table-cell>
          <table:table-cell table:style-name="ce57" office:value-type="date" office:date-value="2020-01-29" calcext:value-type="date">
            <text:p>01/29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3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MT123292.2</text:p>
          </table:table-cell>
          <table:table-cell office:value-type="string" calcext:value-type="string">
            <text:p>china-Guangzhou</text:p>
          </table:table-cell>
          <table:table-cell table:style-name="ce57" office:value-type="date" office:date-value="2020-01-27" calcext:value-type="date">
            <text:p>01/27/2020</text:p>
          </table:table-cell>
          <table:table-cell office:value-type="float" office:value="29923" calcext:value-type="float">
            <text:p>29923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31]-[.E$3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MT123293.2</text:p>
          </table:table-cell>
          <table:table-cell office:value-type="string" calcext:value-type="string">
            <text:p>china-Guangzhou</text:p>
          </table:table-cell>
          <table:table-cell table:style-name="ce57" office:value-type="date" office:date-value="2020-01-29" calcext:value-type="date">
            <text:p>01/29/2020</text:p>
          </table:table-cell>
          <table:table-cell office:value-type="float" office:value="29871" calcext:value-type="float">
            <text:p>29871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32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MT039873.1</text:p>
          </table:table-cell>
          <table:table-cell office:value-type="string" calcext:value-type="string">
            <text:p>china-Hangzhou</text:p>
          </table:table-cell>
          <table:table-cell table:style-name="ce57" office:value-type="date" office:date-value="2020-01-20" calcext:value-type="date">
            <text:p>01/20/2020</text:p>
          </table:table-cell>
          <table:table-cell office:value-type="float" office:value="29833" calcext:value-type="float">
            <text:p>29833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33]-[.E$3]" office:value-type="float" office:value="-70" calcext:value-type="float">
            <text:p>-70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MT121215.1</text:p>
          </table:table-cell>
          <table:table-cell office:value-type="string" calcext:value-type="string">
            <text:p>china-Shanghai</text:p>
          </table:table-cell>
          <table:table-cell table:style-name="ce57" office:value-type="date" office:date-value="2020-02-02" calcext:value-type="date">
            <text:p>02/02/2020</text:p>
          </table:table-cell>
          <table:table-cell office:value-type="float" office:value="29945" calcext:value-type="float">
            <text:p>29945</text:p>
          </table:table-cell>
          <table:table-cell table:style-name="ce60" office:value-type="percentage" office:value="0.3791" calcext:value-type="percentage">
            <text:p>37.91%</text:p>
          </table:table-cell>
          <table:table-cell table:formula="of:=[.E34]-[.E$3]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<text:s/>MT049951.1</text:p>
          </table:table-cell>
          <table:table-cell table:style-name="ce4" office:value-type="string" calcext:value-type="string">
            <text:p>China: Yunnan</text:p>
          </table:table-cell>
          <table:table-cell table:style-name="ce57" office:value-type="date" office:date-value="2020-01-17" calcext:value-type="date">
            <text:p>01/17/2020</text:p>
          </table:table-cell>
          <table:table-cell office:value-type="float" office:value="29903" calcext:value-type="float">
            <text:p>29903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35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LR757995.1</text:p>
          </table:table-cell>
          <table:table-cell table:style-name="ce4" office:value-type="string" calcext:value-type="string">
            <text:p>China: Wuhan</text:p>
          </table:table-cell>
          <table:table-cell table:style-name="ce57" office:value-type="date" office:date-value="2020-01-05" calcext:value-type="date">
            <text:p>01/05/2020</text:p>
          </table:table-cell>
          <table:table-cell office:value-type="float" office:value="29872" calcext:value-type="float">
            <text:p>2987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36]-[.E$3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LR757996.1</text:p>
          </table:table-cell>
          <table:table-cell table:style-name="ce4" office:value-type="string" calcext:value-type="string">
            <text:p>China: Wuhan</text:p>
          </table:table-cell>
          <table:table-cell table:style-name="ce58" office:value-type="date" office:date-value="2020-01-01" calcext:value-type="date">
            <text:p>01/01/2020</text:p>
          </table:table-cell>
          <table:table-cell office:value-type="float" office:value="29868" calcext:value-type="float">
            <text:p>29868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37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LR757998.1</text:p>
          </table:table-cell>
          <table:table-cell table:style-name="ce4" office:value-type="string" calcext:value-type="string">
            <text:p>China: Wuhan</text:p>
          </table:table-cell>
          <table:table-cell table:style-name="ce58" office:value-type="date" office:date-value="2019-12-26" calcext:value-type="date">
            <text:p>12/26/2019</text:p>
          </table:table-cell>
          <table:table-cell office:value-type="float" office:value="29866" calcext:value-type="float">
            <text:p>29866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38]-[.E$3]" office:value-type="float" office:value="-37" calcext:value-type="float">
            <text:p>-37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MN996527.1</text:p>
          </table:table-cell>
          <table:table-cell table:style-name="ce4" office:value-type="string" calcext:value-type="string">
            <text:p>China: Wuhan</text:p>
          </table:table-cell>
          <table:table-cell table:style-name="ce58" office:value-type="date" office:date-value="2019-12-30" calcext:value-type="date">
            <text:p>12/30/2019</text:p>
          </table:table-cell>
          <table:table-cell office:value-type="float" office:value="29825" calcext:value-type="float">
            <text:p>29825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39]-[.E$3]" office:value-type="float" office:value="-78" calcext:value-type="float">
            <text:p>-78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MN996528.1</text:p>
          </table:table-cell>
          <table:table-cell table:style-name="ce4" office:value-type="string" calcext:value-type="string">
            <text:p>China: Wuhan</text:p>
          </table:table-cell>
          <table:table-cell table:style-name="ce58" office:value-type="date" office:date-value="2019-12-30" calcext:value-type="date">
            <text:p>12/30/2019</text:p>
          </table:table-cell>
          <table:table-cell office:value-type="float" office:value="29891" calcext:value-type="float">
            <text:p>29891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40]-[.E$3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MN996529.1</text:p>
          </table:table-cell>
          <table:table-cell table:style-name="ce4" office:value-type="string" calcext:value-type="string">
            <text:p>China: Wuhan</text:p>
          </table:table-cell>
          <table:table-cell table:style-name="ce58" office:value-type="date" office:date-value="2019-12-30" calcext:value-type="date">
            <text:p>12/30/2019</text:p>
          </table:table-cell>
          <table:table-cell office:value-type="float" office:value="29852" calcext:value-type="float">
            <text:p>29852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41]-[.E$3]" office:value-type="float" office:value="-51" calcext:value-type="float">
            <text:p>-51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MN996530.1</text:p>
          </table:table-cell>
          <table:table-cell table:style-name="ce4" office:value-type="string" calcext:value-type="string">
            <text:p>China: Wuhan</text:p>
          </table:table-cell>
          <table:table-cell table:style-name="ce58" office:value-type="date" office:date-value="2019-12-30" calcext:value-type="date">
            <text:p>12/30/2019</text:p>
          </table:table-cell>
          <table:table-cell office:value-type="float" office:value="29854" calcext:value-type="float">
            <text:p>29854</text:p>
          </table:table-cell>
          <table:table-cell table:style-name="ce60" office:value-type="percentage" office:value="0.3803" calcext:value-type="percentage">
            <text:p>38.03%</text:p>
          </table:table-cell>
          <table:table-cell table:formula="of:=[.E42]-[.E$3]" office:value-type="float" office:value="-49" calcext:value-type="float">
            <text:p>-49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MN996531.1</text:p>
          </table:table-cell>
          <table:table-cell table:style-name="ce4" office:value-type="string" calcext:value-type="string">
            <text:p>China: Wuhan</text:p>
          </table:table-cell>
          <table:table-cell table:style-name="ce58" office:value-type="date" office:date-value="2019-12-30" calcext:value-type="date">
            <text:p>12/30/2019</text:p>
          </table:table-cell>
          <table:table-cell office:value-type="float" office:value="29857" calcext:value-type="float">
            <text:p>29857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43]-[.E$3]" office:value-type="float" office:value="-46" calcext:value-type="float">
            <text:p>-46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MT019529.1</text:p>
          </table:table-cell>
          <table:table-cell table:style-name="ce4" office:value-type="string" calcext:value-type="string">
            <text:p>China: Wuhan</text:p>
          </table:table-cell>
          <table:table-cell table:style-name="ce58" office:value-type="date" office:date-value="2019-12-23" calcext:value-type="date">
            <text:p>12/23/2019</text:p>
          </table:table-cell>
          <table:table-cell office:value-type="float" office:value="29899" calcext:value-type="float">
            <text:p>29899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44]-[.E$3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MT019530.1</text:p>
          </table:table-cell>
          <table:table-cell table:style-name="ce4" office:value-type="string" calcext:value-type="string">
            <text:p>China: Wuhan</text:p>
          </table:table-cell>
          <table:table-cell table:style-name="ce58" office:value-type="date" office:date-value="2019-12-30" calcext:value-type="date">
            <text:p>12/30/2019</text:p>
          </table:table-cell>
          <table:table-cell office:value-type="float" office:value="29889" calcext:value-type="float">
            <text:p>29889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45]-[.E$3]" office:value-type="float" office:value="-14" calcext:value-type="float">
            <text:p>-14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MT019531.1</text:p>
          </table:table-cell>
          <table:table-cell table:style-name="ce4" office:value-type="string" calcext:value-type="string">
            <text:p>China: Wuhan</text:p>
          </table:table-cell>
          <table:table-cell table:style-name="ce58" office:value-type="date" office:date-value="2019-12-30" calcext:value-type="date">
            <text:p>12/30/2019</text:p>
          </table:table-cell>
          <table:table-cell office:value-type="float" office:value="29899" calcext:value-type="float">
            <text:p>29899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46]-[.E$3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MT019532.1</text:p>
          </table:table-cell>
          <table:table-cell table:style-name="ce4" office:value-type="string" calcext:value-type="string">
            <text:p>China: Wuhan</text:p>
          </table:table-cell>
          <table:table-cell table:style-name="ce58" office:value-type="date" office:date-value="2019-12-30" calcext:value-type="date">
            <text:p>12/30/2019</text:p>
          </table:table-cell>
          <table:table-cell office:value-type="float" office:value="29890" calcext:value-type="float">
            <text:p>29890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47]-[.E$3]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MT019533.1</text:p>
          </table:table-cell>
          <table:table-cell table:style-name="ce4" office:value-type="string" calcext:value-type="string">
            <text:p>China: Wuhan</text:p>
          </table:table-cell>
          <table:table-cell table:style-name="ce58" office:value-type="date" office:date-value="2020-01-01" calcext:value-type="date">
            <text:p>01/01/2020</text:p>
          </table:table-cell>
          <table:table-cell office:value-type="float" office:value="29883" calcext:value-type="float">
            <text:p>29883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48]-[.E$3]" office:value-type="float" office:value="-20" calcext:value-type="float">
            <text:p>-20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MT159705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4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MT159706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5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MT159707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5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string" calcext:value-type="string">
            <text:p>MT159708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5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string" calcext:value-type="string">
            <text:p>MT159709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20" calcext:value-type="date">
            <text:p>02/20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5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string" calcext:value-type="string">
            <text:p>MT159710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5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string" calcext:value-type="string">
            <text:p>MT159711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20" calcext:value-type="date">
            <text:p>02/20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5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string" calcext:value-type="string">
            <text:p>MT159712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25" calcext:value-type="date">
            <text:p>02/25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5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string" calcext:value-type="string">
            <text:p>MT159713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5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string" calcext:value-type="string">
            <text:p>MT159714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5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string" calcext:value-type="string">
            <text:p>MT159715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24" calcext:value-type="date">
            <text:p>02/24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5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string" calcext:value-type="string">
            <text:p>MT159716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24" calcext:value-type="date">
            <text:p>02/24/2020</text:p>
          </table:table-cell>
          <table:table-cell office:value-type="float" office:value="29867" calcext:value-type="float">
            <text:p>29867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60]-[.E$3]" office:value-type="float" office:value="-36" calcext:value-type="float">
            <text:p>-36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string" calcext:value-type="string">
            <text:p>MT159717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6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string" calcext:value-type="string">
            <text:p>MT159718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6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string" calcext:value-type="string">
            <text:p>MT159719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6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string" calcext:value-type="string">
            <text:p>MT159720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21" calcext:value-type="date">
            <text:p>02/21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6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string" calcext:value-type="string">
            <text:p>MT159721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21" calcext:value-type="date">
            <text:p>02/21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6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string" calcext:value-type="string">
            <text:p>MT159722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21" calcext:value-type="date">
            <text:p>02/21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6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string" calcext:value-type="string">
            <text:p>MT184907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18" calcext:value-type="date">
            <text:p>02/18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6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string" calcext:value-type="string">
            <text:p>MT184909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21" calcext:value-type="date">
            <text:p>02/21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6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string" calcext:value-type="string">
            <text:p>MT184912.1</text:p>
          </table:table-cell>
          <table:table-cell table:style-name="ce4" office:value-type="string" calcext:value-type="string">
            <text:p>USA</text:p>
          </table:table-cell>
          <table:table-cell table:style-name="ce58" office:value-type="date" office:date-value="2020-02-17" calcext:value-type="date">
            <text:p>02/17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6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string" calcext:value-type="string">
            <text:p>MN997409.1</text:p>
          </table:table-cell>
          <table:table-cell office:value-type="string" calcext:value-type="string">
            <text:p>USA-AZ</text:p>
          </table:table-cell>
          <table:table-cell table:style-name="ce58" office:value-type="date" office:date-value="2020-01-22" calcext:value-type="date">
            <text:p>01/22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7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string" calcext:value-type="string">
            <text:p>MN994467.1</text:p>
          </table:table-cell>
          <table:table-cell office:value-type="string" calcext:value-type="string">
            <text:p>USA-CA</text:p>
          </table:table-cell>
          <table:table-cell table:style-name="ce58" office:value-type="date" office:date-value="2020-01-23" calcext:value-type="date">
            <text:p>01/2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7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string" calcext:value-type="string">
            <text:p>MN994468.1</text:p>
          </table:table-cell>
          <table:table-cell office:value-type="string" calcext:value-type="string">
            <text:p>USA-CA</text:p>
          </table:table-cell>
          <table:table-cell table:style-name="ce58" office:value-type="date" office:date-value="2020-01-22" calcext:value-type="date">
            <text:p>01/22/2020</text:p>
          </table:table-cell>
          <table:table-cell office:value-type="float" office:value="29883" calcext:value-type="float">
            <text:p>29883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72]-[.E$3]" office:value-type="float" office:value="-20" calcext:value-type="float">
            <text:p>-20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string" calcext:value-type="string">
            <text:p>MT027062.1</text:p>
          </table:table-cell>
          <table:table-cell office:value-type="string" calcext:value-type="string">
            <text:p>USA-CA</text:p>
          </table:table-cell>
          <table:table-cell table:style-name="ce58" office:value-type="date" office:date-value="2020-01-29" calcext:value-type="date">
            <text:p>01/29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7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string" calcext:value-type="string">
            <text:p>MT027063.1</text:p>
          </table:table-cell>
          <table:table-cell office:value-type="string" calcext:value-type="string">
            <text:p>USA-CA</text:p>
          </table:table-cell>
          <table:table-cell table:style-name="ce58" office:value-type="date" office:date-value="2020-01-29" calcext:value-type="date">
            <text:p>01/29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7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string" calcext:value-type="string">
            <text:p>MT027064.1</text:p>
          </table:table-cell>
          <table:table-cell office:value-type="string" calcext:value-type="string">
            <text:p>USA-CA</text:p>
          </table:table-cell>
          <table:table-cell table:style-name="ce58" office:value-type="date" office:date-value="2020-01-29" calcext:value-type="date">
            <text:p>01/29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7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string" calcext:value-type="string">
            <text:p>MT044258.1</text:p>
          </table:table-cell>
          <table:table-cell office:value-type="string" calcext:value-type="string">
            <text:p>USA-CA</text:p>
          </table:table-cell>
          <table:table-cell table:style-name="ce58" office:value-type="date" office:date-value="2020-01-27" calcext:value-type="date">
            <text:p>01/27/2020</text:p>
          </table:table-cell>
          <table:table-cell office:value-type="float" office:value="29858" calcext:value-type="float">
            <text:p>29858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76]-[.E$3]"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string" calcext:value-type="string">
            <text:p>MT106052.1</text:p>
          </table:table-cell>
          <table:table-cell office:value-type="string" calcext:value-type="string">
            <text:p>USA-CA</text:p>
          </table:table-cell>
          <table:table-cell table:style-name="ce58" office:value-type="date" office:date-value="2020-02-06" calcext:value-type="date">
            <text:p>02/06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7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string" calcext:value-type="string">
            <text:p>MT106053.1</text:p>
          </table:table-cell>
          <table:table-cell office:value-type="string" calcext:value-type="string">
            <text:p>USA-CA</text:p>
          </table:table-cell>
          <table:table-cell table:style-name="ce58" office:value-type="date" office:date-value="2020-02-10" calcext:value-type="date">
            <text:p>02/10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7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string" calcext:value-type="string">
            <text:p>MT118835.1</text:p>
          </table:table-cell>
          <table:table-cell office:value-type="string" calcext:value-type="string">
            <text:p>USA-CA</text:p>
          </table:table-cell>
          <table:table-cell table:style-name="ce58" office:value-type="date" office:date-value="2020-02-23" calcext:value-type="date">
            <text:p>02/2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7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string" calcext:value-type="string">
            <text:p>MT192765.1</text:p>
          </table:table-cell>
          <table:table-cell office:value-type="string" calcext:value-type="string">
            <text:p>USA-CA</text:p>
          </table:table-cell>
          <table:table-cell table:style-name="ce58" office:value-type="date" office:date-value="2020-03-11" calcext:value-type="date">
            <text:p>03/11/2020</text:p>
          </table:table-cell>
          <table:table-cell office:value-type="float" office:value="29829" calcext:value-type="float">
            <text:p>29829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80]-[.E$3]" office:value-type="float" office:value="-74" calcext:value-type="float">
            <text:p>-74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string" calcext:value-type="string">
            <text:p>MT044257.1</text:p>
          </table:table-cell>
          <table:table-cell office:value-type="string" calcext:value-type="string">
            <text:p>USA IL</text:p>
          </table:table-cell>
          <table:table-cell table:style-name="ce58" office:value-type="date" office:date-value="2020-01-28" calcext:value-type="date">
            <text:p>01/28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8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string" calcext:value-type="string">
            <text:p>MT188339.1</text:p>
          </table:table-cell>
          <table:table-cell office:value-type="string" calcext:value-type="string">
            <text:p>USA-MN</text:p>
          </table:table-cell>
          <table:table-cell table:style-name="ce58" office:value-type="date" office:date-value="2020-03-09" calcext:value-type="date">
            <text:p>03/09/2020</text:p>
          </table:table-cell>
          <table:table-cell office:value-type="float" office:value="29783" calcext:value-type="float">
            <text:p>29783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82]-[.E$3]" office:value-type="float" office:value="-120" calcext:value-type="float">
            <text:p>-120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string" calcext:value-type="string">
            <text:p>MT188340.1</text:p>
          </table:table-cell>
          <table:table-cell office:value-type="string" calcext:value-type="string">
            <text:p>USA-MN</text:p>
          </table:table-cell>
          <table:table-cell table:style-name="ce58" office:value-type="date" office:date-value="2020-03-07" calcext:value-type="date">
            <text:p>03/07/2020</text:p>
          </table:table-cell>
          <table:table-cell office:value-type="float" office:value="29845" calcext:value-type="float">
            <text:p>29845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83]-[.E$3]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string" calcext:value-type="string">
            <text:p>MT188341.1</text:p>
          </table:table-cell>
          <table:table-cell office:value-type="string" calcext:value-type="string">
            <text:p>USA-MN</text:p>
          </table:table-cell>
          <table:table-cell table:style-name="ce58" office:value-type="date" office:date-value="2020-03-05" calcext:value-type="date">
            <text:p>03/05/2020</text:p>
          </table:table-cell>
          <table:table-cell office:value-type="float" office:value="29835" calcext:value-type="float">
            <text:p>29835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84]-[.E$3]" office:value-type="float" office:value="-68" calcext:value-type="float">
            <text:p>-68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string" calcext:value-type="string">
            <text:p>MT106054.1</text:p>
          </table:table-cell>
          <table:table-cell office:value-type="string" calcext:value-type="string">
            <text:p>USA-TX</text:p>
          </table:table-cell>
          <table:table-cell table:style-name="ce58" office:value-type="date" office:date-value="2020-02-11" calcext:value-type="date">
            <text:p>02/11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8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string" calcext:value-type="string">
            <text:p>MT039887.1</text:p>
          </table:table-cell>
          <table:table-cell office:value-type="string" calcext:value-type="string">
            <text:p>USA-WI</text:p>
          </table:table-cell>
          <table:table-cell table:style-name="ce58" office:value-type="date" office:date-value="2020-01-31" calcext:value-type="date">
            <text:p>01/31/2020</text:p>
          </table:table-cell>
          <table:table-cell office:value-type="float" office:value="29879" calcext:value-type="float">
            <text:p>29879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86]-[.E$3]" office:value-type="float" office:value="-24" calcext:value-type="float">
            <text:p>-24</text:p>
          </table:table-cell>
          <table:table-cell table:number-columns-repeated="4"/>
          <table:table-cell table:style-name="ce60"/>
          <table:table-cell table:number-columns-repeated="101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string" calcext:value-type="string">
            <text:p>MN985325.1</text:p>
          </table:table-cell>
          <table:table-cell office:value-type="string" calcext:value-type="string">
            <text:p>USA-WA</text:p>
          </table:table-cell>
          <table:table-cell table:style-name="ce58" office:value-type="date" office:date-value="2020-01-19" calcext:value-type="date">
            <text:p>01/19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8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string" calcext:value-type="string">
            <text:p>MT020880.1</text:p>
          </table:table-cell>
          <table:table-cell office:value-type="string" calcext:value-type="string">
            <text:p>USA-WA</text:p>
          </table:table-cell>
          <table:table-cell table:style-name="ce58" office:value-type="date" office:date-value="2020-01-25" calcext:value-type="date">
            <text:p>01/25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8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string" calcext:value-type="string">
            <text:p>MT020881.1</text:p>
          </table:table-cell>
          <table:table-cell office:value-type="string" calcext:value-type="string">
            <text:p>USA-WA</text:p>
          </table:table-cell>
          <table:table-cell table:style-name="ce58" office:value-type="date" office:date-value="2020-01-25" calcext:value-type="date">
            <text:p>01/25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8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string" calcext:value-type="string">
            <text:p>MT152824.1</text:p>
          </table:table-cell>
          <table:table-cell office:value-type="string" calcext:value-type="string">
            <text:p>USA-WA</text:p>
          </table:table-cell>
          <table:table-cell table:style-name="ce58" office:value-type="date" office:date-value="2020-02-24" calcext:value-type="date">
            <text:p>02/24/2020</text:p>
          </table:table-cell>
          <table:table-cell office:value-type="float" office:value="29878" calcext:value-type="float">
            <text:p>29878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90]-[.E$3]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string" calcext:value-type="string">
            <text:p>MT163716.1</text:p>
          </table:table-cell>
          <table:table-cell office:value-type="string" calcext:value-type="string">
            <text:p>USA-WA</text:p>
          </table:table-cell>
          <table:table-cell table:style-name="ce58" office:value-type="date" office:date-value="2020-02-27" calcext:value-type="date">
            <text:p>02/27/2020</text:p>
          </table:table-cell>
          <table:table-cell office:value-type="float" office:value="29903" calcext:value-type="float">
            <text:p>29903</text:p>
          </table:table-cell>
          <table:table-cell table:style-name="ce60" office:value-type="percentage" office:value="0.3795" calcext:value-type="percentage">
            <text:p>37.95%</text:p>
          </table:table-cell>
          <table:table-cell table:formula="of:=[.E91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string" calcext:value-type="string">
            <text:p>MT163717.1</text:p>
          </table:table-cell>
          <table:table-cell office:value-type="string" calcext:value-type="string">
            <text:p>USA-WA</text:p>
          </table:table-cell>
          <table:table-cell table:style-name="ce58" office:value-type="date" office:date-value="2020-02-28" calcext:value-type="date">
            <text:p>02/28/2020</text:p>
          </table:table-cell>
          <table:table-cell office:value-type="float" office:value="29897" calcext:value-type="float">
            <text:p>29897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92]-[.E$3]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string" calcext:value-type="string">
            <text:p>MT163719.1</text:p>
          </table:table-cell>
          <table:table-cell office:value-type="string" calcext:value-type="string">
            <text:p>USA-WA</text:p>
          </table:table-cell>
          <table:table-cell table:style-name="ce58" office:value-type="date" office:date-value="2020-03-01" calcext:value-type="date">
            <text:p>03/01/2020</text:p>
          </table:table-cell>
          <table:table-cell office:value-type="float" office:value="29903" calcext:value-type="float">
            <text:p>29903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93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string" calcext:value-type="string">
            <text:p>MT253696.1</text:p>
          </table:table-cell>
          <table:table-cell office:value-type="string" calcext:value-type="string">
            <text:p>China:-Hangzhou</text:p>
          </table:table-cell>
          <table:table-cell table:style-name="ce58" office:value-type="date" office:date-value="2020-01-23" calcext:value-type="date">
            <text:p>01/23/2020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94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string" calcext:value-type="string">
            <text:p>MT253697.1</text:p>
          </table:table-cell>
          <table:table-cell office:value-type="string" calcext:value-type="string">
            <text:p>China:-Hangzhou</text:p>
          </table:table-cell>
          <table:table-cell table:style-name="ce58" office:value-type="date" office:date-value="2020-01-23" calcext:value-type="date">
            <text:p>01/23/2020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95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string" calcext:value-type="string">
            <text:p>MT253698.1</text:p>
          </table:table-cell>
          <table:table-cell office:value-type="string" calcext:value-type="string">
            <text:p>China:-Hangzhou</text:p>
          </table:table-cell>
          <table:table-cell table:style-name="ce58" office:value-type="date" office:date-value="2020-01-23" calcext:value-type="date">
            <text:p>01/23/2020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96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string" calcext:value-type="string">
            <text:p>MT253699.1</text:p>
          </table:table-cell>
          <table:table-cell office:value-type="string" calcext:value-type="string">
            <text:p>China:-Hangzhou</text:p>
          </table:table-cell>
          <table:table-cell table:style-name="ce58" office:value-type="date" office:date-value="2020-01-24" calcext:value-type="date">
            <text:p>01/24/2020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97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string" calcext:value-type="string">
            <text:p>MT253700.1</text:p>
          </table:table-cell>
          <table:table-cell office:value-type="string" calcext:value-type="string">
            <text:p>China:-Hangzhou</text:p>
          </table:table-cell>
          <table:table-cell table:style-name="ce58" office:value-type="date" office:date-value="2020-01-25" calcext:value-type="date">
            <text:p>01/25/2020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98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string" calcext:value-type="string">
            <text:p>MT253701.1</text:p>
          </table:table-cell>
          <table:table-cell office:value-type="string" calcext:value-type="string">
            <text:p>China:-Hangzhou</text:p>
          </table:table-cell>
          <table:table-cell table:style-name="ce58" office:value-type="date" office:date-value="2020-01-21" calcext:value-type="date">
            <text:p>01/21/2020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99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string" calcext:value-type="string">
            <text:p>MT253702.1</text:p>
          </table:table-cell>
          <table:table-cell office:value-type="string" calcext:value-type="string">
            <text:p>China:-Hangzhou</text:p>
          </table:table-cell>
          <table:table-cell table:style-name="ce58" office:value-type="date" office:date-value="2020-01-21" calcext:value-type="date">
            <text:p>01/21/2020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00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string" calcext:value-type="string">
            <text:p>MT253703.1</text:p>
          </table:table-cell>
          <table:table-cell office:value-type="string" calcext:value-type="string">
            <text:p>China:-Hangzhou</text:p>
          </table:table-cell>
          <table:table-cell table:style-name="ce58" office:value-type="date" office:date-value="2020-01-25" calcext:value-type="date">
            <text:p>01/25/2020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01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string" calcext:value-type="string">
            <text:p>MT253704.1</text:p>
          </table:table-cell>
          <table:table-cell office:value-type="string" calcext:value-type="string">
            <text:p>China:-Hangzhou</text:p>
          </table:table-cell>
          <table:table-cell table:style-name="ce58" office:value-type="date" office:date-value="2020-01-25" calcext:value-type="date">
            <text:p>01/25/2020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02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string" calcext:value-type="string">
            <text:p>MT253705.1</text:p>
          </table:table-cell>
          <table:table-cell office:value-type="string" calcext:value-type="string">
            <text:p>China:-Hangzhou</text:p>
          </table:table-cell>
          <table:table-cell table:style-name="ce58" office:value-type="date" office:date-value="2020-01-22" calcext:value-type="date">
            <text:p>01/22/2020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03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string" calcext:value-type="string">
            <text:p>MT253707.1</text:p>
          </table:table-cell>
          <table:table-cell office:value-type="string" calcext:value-type="string">
            <text:p>China:-Hangzhou</text:p>
          </table:table-cell>
          <table:table-cell table:style-name="ce58" office:value-type="date" office:date-value="2020-01-25" calcext:value-type="date">
            <text:p>01/25/2020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04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string" calcext:value-type="string">
            <text:p>MT253708.1</text:p>
          </table:table-cell>
          <table:table-cell office:value-type="string" calcext:value-type="string">
            <text:p>China: Hangzhou</text:p>
          </table:table-cell>
          <table:table-cell table:style-name="ce54" office:value-type="date" office:date-value="2020-01-21" calcext:value-type="date">
            <text:p>2020/01/21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05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string" calcext:value-type="string">
            <text:p>MT253709.1</text:p>
          </table:table-cell>
          <table:table-cell office:value-type="string" calcext:value-type="string">
            <text:p>China: Hangzhou</text:p>
          </table:table-cell>
          <table:table-cell table:style-name="ce54" office:value-type="date" office:date-value="2020-01-21" calcext:value-type="date">
            <text:p>2020/01/21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06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string" calcext:value-type="string">
            <text:p>MT253710.1</text:p>
          </table:table-cell>
          <table:table-cell office:value-type="string" calcext:value-type="string">
            <text:p>China: Hangzhou</text:p>
          </table:table-cell>
          <table:table-cell table:style-name="ce54" office:value-type="date" office:date-value="2020-01-21" calcext:value-type="date">
            <text:p>2020/01/21</text:p>
          </table:table-cell>
          <table:table-cell office:value-type="float" office:value="29781" calcext:value-type="float">
            <text:p>2978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07]-[.E$3]" office:value-type="float" office:value="-122" calcext:value-type="float">
            <text:p>-122</text:p>
          </table:table-cell>
          <table:table-cell table:number-columns-repeated="1017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string" calcext:value-type="string">
            <text:p>MT240479.1</text:p>
          </table:table-cell>
          <table:table-cell office:value-type="string" calcext:value-type="string">
            <text:p>Pakistan: Gilgit</text:p>
          </table:table-cell>
          <table:table-cell table:style-name="ce54" office:value-type="date" office:date-value="2020-03-04" calcext:value-type="date">
            <text:p>2020/03/04</text:p>
          </table:table-cell>
          <table:table-cell office:value-type="float" office:value="29836" calcext:value-type="float">
            <text:p>29836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08]-[.E$3]" office:value-type="float" office:value="-67" calcext:value-type="float">
            <text:p>-67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string" calcext:value-type="string">
            <text:p>MT233523.1</text:p>
          </table:table-cell>
          <table:table-cell office:value-type="string" calcext:value-type="string">
            <text:p>Spain: Valencia</text:p>
          </table:table-cell>
          <table:table-cell table:style-name="ce54" office:value-type="date" office:date-value="2020-03-04" calcext:value-type="date">
            <text:p>2020/03/04</text:p>
          </table:table-cell>
          <table:table-cell office:value-type="float" office:value="29782" calcext:value-type="float">
            <text:p>29782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09]-[.E$3]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string" calcext:value-type="string">
            <text:p>MT226610.1</text:p>
          </table:table-cell>
          <table:table-cell office:value-type="string" calcext:value-type="string">
            <text:p>China</text:p>
          </table:table-cell>
          <table:table-cell table:style-name="ce57" office:value-type="date" office:date-value="2020-01-20" calcext:value-type="date">
            <text:p>01/20/2020</text:p>
          </table:table-cell>
          <table:table-cell office:value-type="float" office:value="29899" calcext:value-type="float">
            <text:p>29899</text:p>
          </table:table-cell>
          <table:table-cell table:style-name="ce60" office:value-type="percentage" office:value="0.3794" calcext:value-type="percentage">
            <text:p>37.94%</text:p>
          </table:table-cell>
          <table:table-cell table:formula="of:=[.E110]-[.E$3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string" calcext:value-type="string">
            <text:p>MT281577.1</text:p>
          </table:table-cell>
          <table:table-cell office:value-type="string" calcext:value-type="string">
            <text:p>China: Anhui, Fuyang</text:p>
          </table:table-cell>
          <table:table-cell table:style-name="ce57" office:value-type="date" office:date-value="2020-03-10" calcext:value-type="date">
            <text:p>03/10/2020</text:p>
          </table:table-cell>
          <table:table-cell office:value-type="float" office:value="29903" calcext:value-type="float">
            <text:p>29903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111]-[.E$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string" calcext:value-type="string">
            <text:p>MT291831.1</text:p>
          </table:table-cell>
          <table:table-cell table:style-name="ce5" office:value-type="string" calcext:value-type="string">
            <text:p>China:Beijing</text:p>
          </table:table-cell>
          <table:table-cell table:style-name="ce57" office:value-type="date" office:date-value="2020-01-24" calcext:value-type="date">
            <text:p>01/24/2020</text:p>
          </table:table-cell>
          <table:table-cell office:value-type="float" office:value="29872" calcext:value-type="float">
            <text:p>2987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12]-[.E$3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string" calcext:value-type="string">
            <text:p>MT291832.1</text:p>
          </table:table-cell>
          <table:table-cell table:style-name="ce5" office:value-type="string" calcext:value-type="string">
            <text:p>China:Beijing</text:p>
          </table:table-cell>
          <table:table-cell table:style-name="ce57" office:value-type="date" office:date-value="2020-01-25" calcext:value-type="date">
            <text:p>01/25/2020</text:p>
          </table:table-cell>
          <table:table-cell office:value-type="float" office:value="29828" calcext:value-type="float">
            <text:p>29828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13]-[.E$3]" office:value-type="float" office:value="-75" calcext:value-type="float">
            <text:p>-75</text:p>
          </table:table-cell>
          <table:table-cell table:number-columns-repeated="1017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string" calcext:value-type="string">
            <text:p>MT291833.1</text:p>
          </table:table-cell>
          <table:table-cell table:style-name="ce5" office:value-type="string" calcext:value-type="string">
            <text:p>China:Beijing</text:p>
          </table:table-cell>
          <table:table-cell table:style-name="ce57" office:value-type="date" office:date-value="2020-01-28" calcext:value-type="date">
            <text:p>01/28/2020</text:p>
          </table:table-cell>
          <table:table-cell office:value-type="float" office:value="29821" calcext:value-type="float">
            <text:p>29821</text:p>
          </table:table-cell>
          <table:table-cell table:style-name="ce60" office:value-type="percentage" office:value="0.3803" calcext:value-type="percentage">
            <text:p>38.03%</text:p>
          </table:table-cell>
          <table:table-cell table:formula="of:=[.E114]-[.E$3]" office:value-type="float" office:value="-82" calcext:value-type="float">
            <text:p>-82</text:p>
          </table:table-cell>
          <table:table-cell table:number-columns-repeated="1017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string" calcext:value-type="string">
            <text:p>MT291834.1</text:p>
          </table:table-cell>
          <table:table-cell table:style-name="ce5" office:value-type="string" calcext:value-type="string">
            <text:p>China:Beijing</text:p>
          </table:table-cell>
          <table:table-cell table:style-name="ce57" office:value-type="date" office:date-value="2020-01-28" calcext:value-type="date">
            <text:p>01/28/2020</text:p>
          </table:table-cell>
          <table:table-cell office:value-type="float" office:value="29865" calcext:value-type="float">
            <text:p>29865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15]-[.E$3]" office:value-type="float" office:value="-38" calcext:value-type="float">
            <text:p>-38</text:p>
          </table:table-cell>
          <table:table-cell table:number-columns-repeated="1017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string" calcext:value-type="string">
            <text:p>MT291835.1</text:p>
          </table:table-cell>
          <table:table-cell table:style-name="ce5" office:value-type="string" calcext:value-type="string">
            <text:p>China:Beijing</text:p>
          </table:table-cell>
          <table:table-cell table:style-name="ce57" office:value-type="date" office:date-value="2020-01-27" calcext:value-type="date">
            <text:p>01/27/2020</text:p>
          </table:table-cell>
          <table:table-cell office:value-type="float" office:value="29871" calcext:value-type="float">
            <text:p>2987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16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string" calcext:value-type="string">
            <text:p>MT291836.1</text:p>
          </table:table-cell>
          <table:table-cell table:style-name="ce5" office:value-type="string" calcext:value-type="string">
            <text:p>China:Beijing</text:p>
          </table:table-cell>
          <table:table-cell table:style-name="ce57" office:value-type="date" office:date-value="2020-01-29" calcext:value-type="date">
            <text:p>01/29/2020</text:p>
          </table:table-cell>
          <table:table-cell office:value-type="float" office:value="29860" calcext:value-type="float">
            <text:p>29860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17]-[.E$3]" office:value-type="float" office:value="-43" calcext:value-type="float">
            <text:p>-43</text:p>
          </table:table-cell>
          <table:table-cell table:number-columns-repeated="1017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string" calcext:value-type="string">
            <text:p>MT259226.1</text:p>
          </table:table-cell>
          <table:table-cell table:style-name="ce6" office:value-type="string" calcext:value-type="string">
            <text:p>China:Hubei,Wuhan</text:p>
          </table:table-cell>
          <table:table-cell table:style-name="ce57" office:value-type="date" office:date-value="2020-01-10" calcext:value-type="date">
            <text:p>01/10/2020</text:p>
          </table:table-cell>
          <table:table-cell office:value-type="float" office:value="29868" calcext:value-type="float">
            <text:p>29868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18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string" calcext:value-type="string">
            <text:p>MT259227.1</text:p>
          </table:table-cell>
          <table:table-cell table:style-name="ce6" office:value-type="string" calcext:value-type="string">
            <text:p>China:Hubei,Wuhan</text:p>
          </table:table-cell>
          <table:table-cell table:style-name="ce57" office:value-type="date" office:date-value="2020-01-26" calcext:value-type="date">
            <text:p>01/26/2020</text:p>
          </table:table-cell>
          <table:table-cell office:value-type="float" office:value="29863" calcext:value-type="float">
            <text:p>29863</text:p>
          </table:table-cell>
          <table:table-cell table:style-name="ce60" office:value-type="percentage" office:value="0.3803" calcext:value-type="percentage">
            <text:p>38.03%</text:p>
          </table:table-cell>
          <table:table-cell table:formula="of:=[.E119]-[.E$3]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string" calcext:value-type="string">
            <text:p>MT259228.1</text:p>
          </table:table-cell>
          <table:table-cell table:style-name="ce6" office:value-type="string" calcext:value-type="string">
            <text:p>China:Hubei,Wuhan</text:p>
          </table:table-cell>
          <table:table-cell table:style-name="ce57" office:value-type="date" office:date-value="2020-01-26" calcext:value-type="date">
            <text:p>01/26/2020</text:p>
          </table:table-cell>
          <table:table-cell office:value-type="float" office:value="29861" calcext:value-type="float">
            <text:p>2986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20]-[.E$3]" office:value-type="float" office:value="-42" calcext:value-type="float">
            <text:p>-42</text:p>
          </table:table-cell>
          <table:table-cell table:number-columns-repeated="1017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string" calcext:value-type="string">
            <text:p>MT259229.1</text:p>
          </table:table-cell>
          <table:table-cell table:style-name="ce6" office:value-type="string" calcext:value-type="string">
            <text:p>China:Hubei,Wuhan</text:p>
          </table:table-cell>
          <table:table-cell table:style-name="ce57" office:value-type="date" office:date-value="2020-01-26" calcext:value-type="date">
            <text:p>01/26/2020</text:p>
          </table:table-cell>
          <table:table-cell office:value-type="float" office:value="29864" calcext:value-type="float">
            <text:p>29864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21]-[.E$3]" office:value-type="float" office:value="-39" calcext:value-type="float">
            <text:p>-39</text:p>
          </table:table-cell>
          <table:table-cell table:number-columns-repeated="1017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string" calcext:value-type="string">
            <text:p>MT259230.1</text:p>
          </table:table-cell>
          <table:table-cell table:style-name="ce6" office:value-type="string" calcext:value-type="string">
            <text:p>China:Hubei,Wuhan</text:p>
          </table:table-cell>
          <table:table-cell table:style-name="ce57" office:value-type="date" office:date-value="2020-01-25" calcext:value-type="date">
            <text:p>01/25/2020</text:p>
          </table:table-cell>
          <table:table-cell office:value-type="float" office:value="29866" calcext:value-type="float">
            <text:p>29866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22]-[.E$3]" office:value-type="float" office:value="-37" calcext:value-type="float">
            <text:p>-37</text:p>
          </table:table-cell>
          <table:table-cell table:number-columns-repeated="1017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string" calcext:value-type="string">
            <text:p>MT259231.1</text:p>
          </table:table-cell>
          <table:table-cell table:style-name="ce6" office:value-type="string" calcext:value-type="string">
            <text:p>China:Hubei,Wuhan</text:p>
          </table:table-cell>
          <table:table-cell table:style-name="ce57" office:value-type="date" office:date-value="2020-01-25" calcext:value-type="date">
            <text:p>01/25/2020</text:p>
          </table:table-cell>
          <table:table-cell office:value-type="float" office:value="29865" calcext:value-type="float">
            <text:p>29865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23]-[.E$3]" office:value-type="float" office:value="-38" calcext:value-type="float">
            <text:p>-38</text:p>
          </table:table-cell>
          <table:table-cell table:number-columns-repeated="1017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office:value-type="string" calcext:value-type="string">
            <text:p>MT291826.1</text:p>
          </table:table-cell>
          <table:table-cell table:style-name="ce7" office:value-type="string" calcext:value-type="string">
            <text:p>China:Wuhan</text:p>
          </table:table-cell>
          <table:table-cell table:style-name="ce57" office:value-type="date" office:date-value="2019-12-30" calcext:value-type="date">
            <text:p>12/30/2019</text:p>
          </table:table-cell>
          <table:table-cell office:value-type="float" office:value="29807" calcext:value-type="float">
            <text:p>29807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24]-[.E$3]" office:value-type="float" office:value="-96" calcext:value-type="float">
            <text:p>-96</text:p>
          </table:table-cell>
          <table:table-cell table:number-columns-repeated="1017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office:value-type="string" calcext:value-type="string">
            <text:p>MT291827.1</text:p>
          </table:table-cell>
          <table:table-cell table:style-name="ce7" office:value-type="string" calcext:value-type="string">
            <text:p>China:Wuhan</text:p>
          </table:table-cell>
          <table:table-cell table:style-name="ce57" office:value-type="date" office:date-value="2019-12-30" calcext:value-type="date">
            <text:p>12/30/2019</text:p>
          </table:table-cell>
          <table:table-cell office:value-type="float" office:value="29858" calcext:value-type="float">
            <text:p>29858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25]-[.E$3]"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office:value-type="string" calcext:value-type="string">
            <text:p>MT291828.1</text:p>
          </table:table-cell>
          <table:table-cell table:style-name="ce7" office:value-type="string" calcext:value-type="string">
            <text:p>China:Wuhan</text:p>
          </table:table-cell>
          <table:table-cell table:style-name="ce57" office:value-type="date" office:date-value="2019-12-30" calcext:value-type="date">
            <text:p>12/30/2019</text:p>
          </table:table-cell>
          <table:table-cell office:value-type="float" office:value="29858" calcext:value-type="float">
            <text:p>29858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26]-[.E$3]"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office:value-type="string" calcext:value-type="string">
            <text:p>MT291829.1</text:p>
          </table:table-cell>
          <table:table-cell table:style-name="ce7" office:value-type="string" calcext:value-type="string">
            <text:p>China:Wuhan</text:p>
          </table:table-cell>
          <table:table-cell table:style-name="ce57" office:value-type="date" office:date-value="2019-12-30" calcext:value-type="date">
            <text:p>12/30/2019</text:p>
          </table:table-cell>
          <table:table-cell office:value-type="float" office:value="29774" calcext:value-type="float">
            <text:p>29774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27]-[.E$3]" office:value-type="float" office:value="-129" calcext:value-type="float">
            <text:p>-129</text:p>
          </table:table-cell>
          <table:table-cell table:number-columns-repeated="1017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office:value-type="string" calcext:value-type="string">
            <text:p>MT291830.1</text:p>
          </table:table-cell>
          <table:table-cell table:style-name="ce7" office:value-type="string" calcext:value-type="string">
            <text:p>China:Wuhan</text:p>
          </table:table-cell>
          <table:table-cell table:style-name="ce57" office:value-type="date" office:date-value="2019-12-30" calcext:value-type="date">
            <text:p>12/30/2019</text:p>
          </table:table-cell>
          <table:table-cell office:value-type="float" office:value="29807" calcext:value-type="float">
            <text:p>29807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28]-[.E$3]" office:value-type="float" office:value="-96" calcext:value-type="float">
            <text:p>-96</text:p>
          </table:table-cell>
          <table:table-cell table:number-columns-repeated="1017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office:value-type="string" calcext:value-type="string">
            <text:p>MT276597.1</text:p>
          </table:table-cell>
          <table:table-cell table:style-name="ce8" office:value-type="string" calcext:value-type="string">
            <text:p>Israel</text:p>
          </table:table-cell>
          <table:table-cell table:style-name="ce59" office:value-type="date" office:date-value="2020-02-01" calcext:value-type="date">
            <text:p>02/20</text:p>
          </table:table-cell>
          <table:table-cell office:value-type="float" office:value="29851" calcext:value-type="float">
            <text:p>29851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29]-[.E$3]" office:value-type="float" office:value="-52" calcext:value-type="float">
            <text:p>-52</text:p>
          </table:table-cell>
          <table:table-cell table:number-columns-repeated="1017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office:value-type="string" calcext:value-type="string">
            <text:p>MT276598.1</text:p>
          </table:table-cell>
          <table:table-cell table:style-name="ce8" office:value-type="string" calcext:value-type="string">
            <text:p>Israel</text:p>
          </table:table-cell>
          <table:table-cell table:style-name="ce59" office:value-type="date" office:date-value="2020-03-01" calcext:value-type="date">
            <text:p>03/20</text:p>
          </table:table-cell>
          <table:table-cell office:value-type="float" office:value="29870" calcext:value-type="float">
            <text:p>29870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30]-[.E$3]" office:value-type="float" office:value="-33" calcext:value-type="float">
            <text:p>-33</text:p>
          </table:table-cell>
          <table:table-cell table:number-columns-repeated="1017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office:value-type="string" calcext:value-type="string">
            <text:p>LC534418.1</text:p>
          </table:table-cell>
          <table:table-cell table:style-name="ce9" office:value-type="string" calcext:value-type="string">
            <text:p>Japan</text:p>
          </table:table-cell>
          <table:table-cell table:style-name="ce57" office:value-type="date" office:date-value="2020-02-14" calcext:value-type="date">
            <text:p>02/14/2020</text:p>
          </table:table-cell>
          <table:table-cell office:value-type="float" office:value="29878" calcext:value-type="float">
            <text:p>29878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31]-[.E$3]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office:value-type="string" calcext:value-type="string">
            <text:p>LC534419.1</text:p>
          </table:table-cell>
          <table:table-cell table:style-name="ce9" office:value-type="string" calcext:value-type="string">
            <text:p>Japan</text:p>
          </table:table-cell>
          <table:table-cell table:style-name="ce57" office:value-type="date" office:date-value="2020-03-09" calcext:value-type="date">
            <text:p>03/09/2020</text:p>
          </table:table-cell>
          <table:table-cell office:value-type="float" office:value="29874" calcext:value-type="float">
            <text:p>29874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32]-[.E$3]" office:value-type="float" office:value="-29" calcext:value-type="float">
            <text:p>-29</text:p>
          </table:table-cell>
          <table:table-cell table:number-columns-repeated="1017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office:value-type="string" calcext:value-type="string">
            <text:p>MT262993.1</text:p>
          </table:table-cell>
          <table:table-cell table:style-name="ce10" office:value-type="string" calcext:value-type="string">
            <text:p>Pakistan:KPK</text:p>
          </table:table-cell>
          <table:table-cell table:style-name="ce57" office:value-type="date" office:date-value="2020-03-12" calcext:value-type="date">
            <text:p>03/12/2020</text:p>
          </table:table-cell>
          <table:table-cell office:value-type="float" office:value="29836" calcext:value-type="float">
            <text:p>29836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33]-[.E$3]" office:value-type="float" office:value="-67" calcext:value-type="float">
            <text:p>-67</text:p>
          </table:table-cell>
          <table:table-cell table:number-columns-repeated="1017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office:value-type="string" calcext:value-type="string">
            <text:p>MT263074.1</text:p>
          </table:table-cell>
          <table:table-cell table:style-name="ce10" office:value-type="string" calcext:value-type="string">
            <text:p>Peru</text:p>
          </table:table-cell>
          <table:table-cell table:style-name="ce57" office:value-type="date" office:date-value="2020-03-10" calcext:value-type="date">
            <text:p>03/10/2020</text:p>
          </table:table-cell>
          <table:table-cell office:value-type="float" office:value="29856" calcext:value-type="float">
            <text:p>29856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34]-[.E$3]" office:value-type="float" office:value="-47" calcext:value-type="float">
            <text:p>-47</text:p>
          </table:table-cell>
          <table:table-cell table:number-columns-repeated="1017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office:value-type="string" calcext:value-type="string">
            <text:p>MT292573.1</text:p>
          </table:table-cell>
          <table:table-cell table:style-name="ce5" office:value-type="string" calcext:value-type="string">
            <text:p>Spain</text:p>
          </table:table-cell>
          <table:table-cell table:style-name="ce57" office:value-type="date" office:date-value="2020-03-09" calcext:value-type="date">
            <text:p>03/09/2020</text:p>
          </table:table-cell>
          <table:table-cell office:value-type="float" office:value="29782" calcext:value-type="float">
            <text:p>297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35]-[.E$3]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office:value-type="string" calcext:value-type="string">
            <text:p>MT292569.1</text:p>
          </table:table-cell>
          <table:table-cell table:style-name="ce5" office:value-type="string" calcext:value-type="string">
            <text:p>Spain</text:p>
          </table:table-cell>
          <table:table-cell table:style-name="ce57" office:value-type="date" office:date-value="2020-03-10" calcext:value-type="date">
            <text:p>03/10/2020</text:p>
          </table:table-cell>
          <table:table-cell office:value-type="float" office:value="29782" calcext:value-type="float">
            <text:p>29782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36]-[.E$3]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office:value-type="string" calcext:value-type="string">
            <text:p>MT292571.1</text:p>
          </table:table-cell>
          <table:table-cell table:style-name="ce5" office:value-type="string" calcext:value-type="string">
            <text:p>Spain</text:p>
          </table:table-cell>
          <table:table-cell table:style-name="ce57" office:value-type="date" office:date-value="2020-03-02" calcext:value-type="date">
            <text:p>03/02/2020</text:p>
          </table:table-cell>
          <table:table-cell office:value-type="float" office:value="29782" calcext:value-type="float">
            <text:p>29782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37]-[.E$3]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office:value-type="string" calcext:value-type="string">
            <text:p>MT292572.1</text:p>
          </table:table-cell>
          <table:table-cell table:style-name="ce5" office:value-type="string" calcext:value-type="string">
            <text:p>Spain</text:p>
          </table:table-cell>
          <table:table-cell table:style-name="ce57" office:value-type="date" office:date-value="2020-03-10" calcext:value-type="date">
            <text:p>03/10/2020</text:p>
          </table:table-cell>
          <table:table-cell office:value-type="float" office:value="29782" calcext:value-type="float">
            <text:p>29782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38]-[.E$3]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office:value-type="string" calcext:value-type="string">
            <text:p>MT295464.1</text:p>
          </table:table-cell>
          <table:table-cell table:style-name="ce11" office:value-type="string" calcext:value-type="string">
            <text:p>USA</text:p>
          </table:table-cell>
          <table:table-cell table:style-name="ce57" office:value-type="date" office:date-value="2020-03-10" calcext:value-type="date">
            <text:p>03/10/2020</text:p>
          </table:table-cell>
          <table:table-cell office:value-type="float" office:value="29892" calcext:value-type="float">
            <text:p>29892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39]-[.E$3]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office:value-type="string" calcext:value-type="string">
            <text:p>MT295465.1</text:p>
          </table:table-cell>
          <table:table-cell table:style-name="ce11" office:value-type="string" calcext:value-type="string">
            <text:p>USA</text:p>
          </table:table-cell>
          <table:table-cell table:style-name="ce57" office:value-type="date" office:date-value="2020-03-27" calcext:value-type="date">
            <text:p>03/27/2020</text:p>
          </table:table-cell>
          <table:table-cell office:value-type="float" office:value="29893" calcext:value-type="float">
            <text:p>29893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40]-[.E$3]" office:value-type="float" office:value="-10" calcext:value-type="float">
            <text:p>-10</text:p>
          </table:table-cell>
          <table:table-cell table:number-columns-repeated="1017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office:value-type="string" calcext:value-type="string">
            <text:p>MT258378.1</text:p>
          </table:table-cell>
          <table:table-cell table:style-name="ce12" office:value-type="string" calcext:value-type="string">
            <text:p>USA:CA</text:p>
          </table:table-cell>
          <table:table-cell table:style-name="ce57" office:value-type="date" office:date-value="2020-03-18" calcext:value-type="date">
            <text:p>03/18/2020</text:p>
          </table:table-cell>
          <table:table-cell office:value-type="float" office:value="29892" calcext:value-type="float">
            <text:p>29892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141]-[.E$3]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office:value-type="string" calcext:value-type="string">
            <text:p>MT276324.1</text:p>
          </table:table-cell>
          <table:table-cell table:style-name="ce12" office:value-type="string" calcext:value-type="string">
            <text:p>USA:CA</text:p>
          </table:table-cell>
          <table:table-cell table:style-name="ce57" office:value-type="date" office:date-value="2020-02-26" calcext:value-type="date">
            <text:p>02/26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4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office:value-type="string" calcext:value-type="string">
            <text:p>MT276329.1</text:p>
          </table:table-cell>
          <table:table-cell table:style-name="ce13" office:value-type="string" calcext:value-type="string">
            <text:p>USA:FL</text:p>
          </table:table-cell>
          <table:table-cell table:style-name="ce57" office:value-type="date" office:date-value="2020-02-28" calcext:value-type="date">
            <text:p>02/28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4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office:value-type="string" calcext:value-type="string">
            <text:p>MT276330.1</text:p>
          </table:table-cell>
          <table:table-cell table:style-name="ce13" office:value-type="string" calcext:value-type="string">
            <text:p>USA:FL</text:p>
          </table:table-cell>
          <table:table-cell table:style-name="ce57" office:value-type="date" office:date-value="2020-02-28" calcext:value-type="date">
            <text:p>02/28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4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office:value-type="string" calcext:value-type="string">
            <text:p>MT276326.1</text:p>
          </table:table-cell>
          <table:table-cell table:style-name="ce14" office:value-type="string" calcext:value-type="string">
            <text:p>USA:GA</text:p>
          </table:table-cell>
          <table:table-cell table:style-name="ce57" office:value-type="date" office:date-value="2020-02-29" calcext:value-type="date">
            <text:p>02/29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4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office:value-type="string" calcext:value-type="string">
            <text:p>MT276327.1</text:p>
          </table:table-cell>
          <table:table-cell table:style-name="ce14" office:value-type="string" calcext:value-type="string">
            <text:p>USA:GA</text:p>
          </table:table-cell>
          <table:table-cell table:style-name="ce57" office:value-type="date" office:date-value="2020-02-29" calcext:value-type="date">
            <text:p>02/29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4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office:value-type="string" calcext:value-type="string">
            <text:p>MT276323.1</text:p>
          </table:table-cell>
          <table:table-cell table:style-name="ce15" office:value-type="string" calcext:value-type="string">
            <text:p>USA:RI</text:p>
          </table:table-cell>
          <table:table-cell table:style-name="ce57" office:value-type="date" office:date-value="2020-02-28" calcext:value-type="date">
            <text:p>02/28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4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office:value-type="string" calcext:value-type="string">
            <text:p>MT276328.1</text:p>
          </table:table-cell>
          <table:table-cell table:style-name="ce16" office:value-type="string" calcext:value-type="string">
            <text:p>USA:OR</text:p>
          </table:table-cell>
          <table:table-cell table:style-name="ce57" office:value-type="date" office:date-value="2020-02-27" calcext:value-type="date">
            <text:p>02/27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4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office:value-type="string" calcext:value-type="string">
            <text:p>MT320538.1</text:p>
          </table:table-cell>
          <table:table-cell table:style-name="ce17" office:value-type="string" calcext:value-type="string">
            <text:p>France</text:p>
          </table:table-cell>
          <table:table-cell table:style-name="ce59" office:value-type="date" office:date-value="2020-03-01" calcext:value-type="date">
            <text:p>03/20</text:p>
          </table:table-cell>
          <table:table-cell office:value-type="float" office:value="29679" calcext:value-type="float">
            <text:p>29679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49]-[.E$3]" office:value-type="float" office:value="-224" calcext:value-type="float">
            <text:p>-224</text:p>
          </table:table-cell>
          <table:table-cell table:number-columns-repeated="1017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office:value-type="string" calcext:value-type="string">
            <text:p>MT320891.1</text:p>
          </table:table-cell>
          <table:table-cell table:style-name="ce18" office:value-type="string" calcext:value-type="string">
            <text:p>Iran</text:p>
          </table:table-cell>
          <table:table-cell table:style-name="ce57" office:value-type="date" office:date-value="2020-03-09" calcext:value-type="date">
            <text:p>03/09/2020</text:p>
          </table:table-cell>
          <table:table-cell office:value-type="float" office:value="29828" calcext:value-type="float">
            <text:p>29828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50]-[.E$3]" office:value-type="float" office:value="-75" calcext:value-type="float">
            <text:p>-75</text:p>
          </table:table-cell>
          <table:table-cell table:number-columns-repeated="1017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office:value-type="string" calcext:value-type="string">
            <text:p>MT304474.1</text:p>
          </table:table-cell>
          <table:table-cell table:style-name="ce19" office:value-type="string" calcext:value-type="string">
            <text:p>South Korea</text:p>
          </table:table-cell>
          <table:table-cell table:style-name="ce57" office:value-type="date" office:date-value="2020-02-27" calcext:value-type="date">
            <text:p>02/27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5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office:value-type="string" calcext:value-type="string">
            <text:p>MT304475.1</text:p>
          </table:table-cell>
          <table:table-cell table:style-name="ce19" office:value-type="string" calcext:value-type="string">
            <text:p>South Korea</text:p>
          </table:table-cell>
          <table:table-cell table:style-name="ce57" office:value-type="date" office:date-value="2020-02-29" calcext:value-type="date">
            <text:p>02/29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5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office:value-type="string" calcext:value-type="string">
            <text:p>MT304476.1</text:p>
          </table:table-cell>
          <table:table-cell table:style-name="ce19" office:value-type="string" calcext:value-type="string">
            <text:p>South Korea</text:p>
          </table:table-cell>
          <table:table-cell table:style-name="ce57" office:value-type="date" office:date-value="2020-02-29" calcext:value-type="date">
            <text:p>02/29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5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office:value-type="string" calcext:value-type="string">
            <text:p>MT304479.1</text:p>
          </table:table-cell>
          <table:table-cell table:style-name="ce20" office:value-type="string" calcext:value-type="string">
            <text:p>USA: GA</text:p>
          </table:table-cell>
          <table:table-cell table:style-name="ce57" office:value-type="date" office:date-value="2020-03-03" calcext:value-type="date">
            <text:p>03/0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5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office:value-type="string" calcext:value-type="string">
            <text:p>MT304480.1</text:p>
          </table:table-cell>
          <table:table-cell table:style-name="ce20" office:value-type="string" calcext:value-type="string">
            <text:p>USA: GA</text:p>
          </table:table-cell>
          <table:table-cell table:style-name="ce57" office:value-type="date" office:date-value="2020-03-03" calcext:value-type="date">
            <text:p>03/0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5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office:value-type="string" calcext:value-type="string">
            <text:p>MT304481.1</text:p>
          </table:table-cell>
          <table:table-cell table:style-name="ce20" office:value-type="string" calcext:value-type="string">
            <text:p>USA: GA</text:p>
          </table:table-cell>
          <table:table-cell table:style-name="ce57" office:value-type="date" office:date-value="2020-03-04" calcext:value-type="date">
            <text:p>03/04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5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office:value-type="string" calcext:value-type="string">
            <text:p>MT304482.1</text:p>
          </table:table-cell>
          <table:table-cell table:style-name="ce21" office:value-type="string" calcext:value-type="string">
            <text:p>USA: IL</text:p>
          </table:table-cell>
          <table:table-cell table:style-name="ce57" office:value-type="date" office:date-value="2020-03-01" calcext:value-type="date">
            <text:p>03/01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5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office:value-type="string" calcext:value-type="string">
            <text:p>MT308702.1</text:p>
          </table:table-cell>
          <table:table-cell table:style-name="ce22" office:value-type="string" calcext:value-type="string">
            <text:p>USA: NC</text:p>
          </table:table-cell>
          <table:table-cell table:style-name="ce59" office:value-type="date" office:date-value="2020-04-01" calcext:value-type="date">
            <text:p>04/20</text:p>
          </table:table-cell>
          <table:table-cell office:value-type="float" office:value="29834" calcext:value-type="float">
            <text:p>29834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58]-[.E$3]" office:value-type="float" office:value="-69" calcext:value-type="float">
            <text:p>-69</text:p>
          </table:table-cell>
          <table:table-cell table:number-columns-repeated="1017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office:value-type="string" calcext:value-type="string">
            <text:p>MT308703.1</text:p>
          </table:table-cell>
          <table:table-cell table:style-name="ce23" office:value-type="string" calcext:value-type="string">
            <text:p>USA: NC</text:p>
          </table:table-cell>
          <table:table-cell table:style-name="ce59" office:value-type="date" office:date-value="2020-04-01" calcext:value-type="date">
            <text:p>04/20</text:p>
          </table:table-cell>
          <table:table-cell office:value-type="float" office:value="29834" calcext:value-type="float">
            <text:p>29834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59]-[.E$3]" office:value-type="float" office:value="-69" calcext:value-type="float">
            <text:p>-69</text:p>
          </table:table-cell>
          <table:table-cell table:number-columns-repeated="1017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office:value-type="string" calcext:value-type="string">
            <text:p>MT304484.1</text:p>
          </table:table-cell>
          <table:table-cell table:style-name="ce24" office:value-type="string" calcext:value-type="string">
            <text:p>USA: NH</text:p>
          </table:table-cell>
          <table:table-cell table:style-name="ce57" office:value-type="date" office:date-value="2020-02-29" calcext:value-type="date">
            <text:p>02/29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6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office:value-type="string" calcext:value-type="string">
            <text:p>MT304485.1</text:p>
          </table:table-cell>
          <table:table-cell table:style-name="ce24" office:value-type="string" calcext:value-type="string">
            <text:p>USA: NH</text:p>
          </table:table-cell>
          <table:table-cell table:style-name="ce57" office:value-type="date" office:date-value="2020-03-02" calcext:value-type="date">
            <text:p>03/02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6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office:value-type="string" calcext:value-type="string">
            <text:p>MT304486.1</text:p>
          </table:table-cell>
          <table:table-cell table:style-name="ce25" office:value-type="string" calcext:value-type="string">
            <text:p>USA: NY</text:p>
          </table:table-cell>
          <table:table-cell table:style-name="ce57" office:value-type="date" office:date-value="2020-03-02" calcext:value-type="date">
            <text:p>03/02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6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office:value-type="string" calcext:value-type="string">
            <text:p>MT300186.2</text:p>
          </table:table-cell>
          <table:table-cell table:style-name="ce26" office:value-type="string" calcext:value-type="string">
            <text:p>USA: North Carolina</text:p>
          </table:table-cell>
          <table:table-cell table:style-name="ce57" office:value-type="date" office:date-value="2020-04-02" calcext:value-type="date">
            <text:p>04/02/2020</text:p>
          </table:table-cell>
          <table:table-cell office:value-type="float" office:value="29834" calcext:value-type="float">
            <text:p>29834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63]-[.E$3]" office:value-type="float" office:value="-69" calcext:value-type="float">
            <text:p>-69</text:p>
          </table:table-cell>
          <table:table-cell table:number-columns-repeated="1017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office:value-type="string" calcext:value-type="string">
            <text:p>MT304487.1</text:p>
          </table:table-cell>
          <table:table-cell table:style-name="ce27" office:value-type="string" calcext:value-type="string">
            <text:p>USA: OR</text:p>
          </table:table-cell>
          <table:table-cell table:style-name="ce57" office:value-type="date" office:date-value="2020-03-01" calcext:value-type="date">
            <text:p>03/01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6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office:value-type="string" calcext:value-type="string">
            <text:p>MT304488.1</text:p>
          </table:table-cell>
          <table:table-cell table:style-name="ce28" office:value-type="string" calcext:value-type="string">
            <text:p>USA: RI</text:p>
          </table:table-cell>
          <table:table-cell table:style-name="ce57" office:value-type="date" office:date-value="2020-03-01" calcext:value-type="date">
            <text:p>03/01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6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office:value-type="string" calcext:value-type="string">
            <text:p>MT304490.1</text:p>
          </table:table-cell>
          <table:table-cell table:style-name="ce29" office:value-type="string" calcext:value-type="string">
            <text:p>USA: TX</text:p>
          </table:table-cell>
          <table:table-cell table:style-name="ce57" office:value-type="date" office:date-value="2020-03-01" calcext:value-type="date">
            <text:p>03/01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6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office:value-type="string" calcext:value-type="string">
            <text:p>MT233526.1</text:p>
          </table:table-cell>
          <table:table-cell table:style-name="ce30" office:value-type="string" calcext:value-type="string">
            <text:p>USA: WA</text:p>
          </table:table-cell>
          <table:table-cell table:style-name="ce57" office:value-type="date" office:date-value="2020-01-19" calcext:value-type="date">
            <text:p>01/19/2020</text:p>
          </table:table-cell>
          <table:table-cell office:value-type="float" office:value="29847" calcext:value-type="float">
            <text:p>29847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67]-[.E$3]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office:value-type="string" calcext:value-type="string">
            <text:p>MT246450.1</text:p>
          </table:table-cell>
          <table:table-cell table:style-name="ce30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72" calcext:value-type="float">
            <text:p>29872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168]-[.E$3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office:value-type="string" calcext:value-type="string">
            <text:p>MT246452.1</text:p>
          </table:table-cell>
          <table:table-cell table:style-name="ce30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8" calcext:value-type="float">
            <text:p>29888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69]-[.E$3]" office:value-type="float" office:value="-15" calcext:value-type="float">
            <text:p>-15</text:p>
          </table:table-cell>
          <table:table-cell table:number-columns-repeated="1017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office:value-type="string" calcext:value-type="string">
            <text:p>MT246457.1</text:p>
          </table:table-cell>
          <table:table-cell table:style-name="ce31" office:value-type="string" calcext:value-type="string">
            <text:p>USA: WA</text:p>
          </table:table-cell>
          <table:table-cell table:style-name="ce57" office:value-type="date" office:date-value="2020-03-12" calcext:value-type="date">
            <text:p>03/12/2020</text:p>
          </table:table-cell>
          <table:table-cell office:value-type="float" office:value="29843" calcext:value-type="float">
            <text:p>29843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170]-[.E$3]" office:value-type="float" office:value="-60" calcext:value-type="float">
            <text:p>-60</text:p>
          </table:table-cell>
          <table:table-cell table:number-columns-repeated="1017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office:value-type="string" calcext:value-type="string">
            <text:p>MT246464.1</text:p>
          </table:table-cell>
          <table:table-cell table:style-name="ce31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18" calcext:value-type="float">
            <text:p>29818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71]-[.E$3]" office:value-type="float" office:value="-85" calcext:value-type="float">
            <text:p>-85</text:p>
          </table:table-cell>
          <table:table-cell table:number-columns-repeated="1017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office:value-type="string" calcext:value-type="string">
            <text:p>MT246467.1</text:p>
          </table:table-cell>
          <table:table-cell table:style-name="ce31" office:value-type="string" calcext:value-type="string">
            <text:p>USA: WA</text:p>
          </table:table-cell>
          <table:table-cell table:style-name="ce57" office:value-type="date" office:date-value="2020-03-14" calcext:value-type="date">
            <text:p>03/14/2020</text:p>
          </table:table-cell>
          <table:table-cell office:value-type="float" office:value="29899" calcext:value-type="float">
            <text:p>29899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172]-[.E$3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office:value-type="string" calcext:value-type="string">
            <text:p>MT246471.1</text:p>
          </table:table-cell>
          <table:table-cell table:style-name="ce31" office:value-type="string" calcext:value-type="string">
            <text:p>USA: WA</text:p>
          </table:table-cell>
          <table:table-cell table:style-name="ce57" office:value-type="date" office:date-value="2020-03-14" calcext:value-type="date">
            <text:p>03/14/2020</text:p>
          </table:table-cell>
          <table:table-cell office:value-type="float" office:value="29871" calcext:value-type="float">
            <text:p>29871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173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office:value-type="string" calcext:value-type="string">
            <text:p>MT246476.1</text:p>
          </table:table-cell>
          <table:table-cell table:style-name="ce31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63" calcext:value-type="float">
            <text:p>29863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174]-[.E$3]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office:value-type="string" calcext:value-type="string">
            <text:p>MT246478.1</text:p>
          </table:table-cell>
          <table:table-cell table:style-name="ce31" office:value-type="string" calcext:value-type="string">
            <text:p>USA: WA</text:p>
          </table:table-cell>
          <table:table-cell table:style-name="ce57" office:value-type="date" office:date-value="2020-03-14" calcext:value-type="date">
            <text:p>03/14/2020</text:p>
          </table:table-cell>
          <table:table-cell office:value-type="float" office:value="29889" calcext:value-type="float">
            <text:p>29889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75]-[.E$3]" office:value-type="float" office:value="-14" calcext:value-type="float">
            <text:p>-14</text:p>
          </table:table-cell>
          <table:table-cell table:number-columns-repeated="1017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office:value-type="string" calcext:value-type="string">
            <text:p>MT246480.1</text:p>
          </table:table-cell>
          <table:table-cell table:style-name="ce31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904" calcext:value-type="float">
            <text:p>29904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176]-[.E$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office:value-type="string" calcext:value-type="string">
            <text:p>MT246488.1</text:p>
          </table:table-cell>
          <table:table-cell table:style-name="ce32" office:value-type="string" calcext:value-type="string">
            <text:p>USA: WA</text:p>
          </table:table-cell>
          <table:table-cell table:style-name="ce57" office:value-type="date" office:date-value="2020-03-14" calcext:value-type="date">
            <text:p>03/14/2020</text:p>
          </table:table-cell>
          <table:table-cell office:value-type="float" office:value="29842" calcext:value-type="float">
            <text:p>2984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77]-[.E$3]" office:value-type="float" office:value="-61" calcext:value-type="float">
            <text:p>-61</text:p>
          </table:table-cell>
          <table:table-cell table:number-columns-repeated="1017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office:value-type="string" calcext:value-type="string">
            <text:p>MT246667.1</text:p>
          </table:table-cell>
          <table:table-cell table:style-name="ce32" office:value-type="string" calcext:value-type="string">
            <text:p>USA: WA</text:p>
          </table:table-cell>
          <table:table-cell table:style-name="ce57" office:value-type="date" office:date-value="2020-01-19" calcext:value-type="date">
            <text:p>01/19/2020</text:p>
          </table:table-cell>
          <table:table-cell office:value-type="float" office:value="29867" calcext:value-type="float">
            <text:p>29867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78]-[.E$3]" office:value-type="float" office:value="-36" calcext:value-type="float">
            <text:p>-36</text:p>
          </table:table-cell>
          <table:table-cell table:number-columns-repeated="1017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office:value-type="string" calcext:value-type="string">
            <text:p>MT251977.1</text:p>
          </table:table-cell>
          <table:table-cell table:style-name="ce33" office:value-type="string" calcext:value-type="string">
            <text:p>USA: WA</text:p>
          </table:table-cell>
          <table:table-cell table:style-name="ce57" office:value-type="date" office:date-value="2020-03-14" calcext:value-type="date">
            <text:p>03/14/2020</text:p>
          </table:table-cell>
          <table:table-cell office:value-type="float" office:value="29829" calcext:value-type="float">
            <text:p>29829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179]-[.E$3]" office:value-type="float" office:value="-74" calcext:value-type="float">
            <text:p>-74</text:p>
          </table:table-cell>
          <table:table-cell table:number-columns-repeated="1017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office:value-type="string" calcext:value-type="string">
            <text:p>MT259235.1</text:p>
          </table:table-cell>
          <table:table-cell table:style-name="ce34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751" calcext:value-type="float">
            <text:p>29751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180]-[.E$3]" office:value-type="float" office:value="-152" calcext:value-type="float">
            <text:p>-152</text:p>
          </table:table-cell>
          <table:table-cell table:number-columns-repeated="1017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office:value-type="string" calcext:value-type="string">
            <text:p>MT259239.1</text:p>
          </table:table-cell>
          <table:table-cell table:style-name="ce34" office:value-type="string" calcext:value-type="string">
            <text:p>USA: WA</text:p>
          </table:table-cell>
          <table:table-cell table:style-name="ce57" office:value-type="date" office:date-value="2020-03-16" calcext:value-type="date">
            <text:p>03/16/2020</text:p>
          </table:table-cell>
          <table:table-cell office:value-type="float" office:value="29583" calcext:value-type="float">
            <text:p>29583</text:p>
          </table:table-cell>
          <table:table-cell table:style-name="ce60" office:value-type="percentage" office:value="0.3795" calcext:value-type="percentage">
            <text:p>37.95%</text:p>
          </table:table-cell>
          <table:table-cell table:formula="of:=[.E181]-[.E$3]" office:value-type="float" office:value="-320" calcext:value-type="float">
            <text:p>-320</text:p>
          </table:table-cell>
          <table:table-cell table:number-columns-repeated="1017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office:value-type="string" calcext:value-type="string">
            <text:p>MT259241.1</text:p>
          </table:table-cell>
          <table:table-cell table:style-name="ce34" office:value-type="string" calcext:value-type="string">
            <text:p>USA: WA</text:p>
          </table:table-cell>
          <table:table-cell table:style-name="ce57" office:value-type="date" office:date-value="2020-03-16" calcext:value-type="date">
            <text:p>03/16/2020</text:p>
          </table:table-cell>
          <table:table-cell office:value-type="float" office:value="29682" calcext:value-type="float">
            <text:p>29682</text:p>
          </table:table-cell>
          <table:table-cell table:style-name="ce60" office:value-type="percentage" office:value="0.3793" calcext:value-type="percentage">
            <text:p>37.93%</text:p>
          </table:table-cell>
          <table:table-cell table:formula="of:=[.E182]-[.E$3]" office:value-type="float" office:value="-221" calcext:value-type="float">
            <text:p>-221</text:p>
          </table:table-cell>
          <table:table-cell table:number-columns-repeated="1017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office:value-type="string" calcext:value-type="string">
            <text:p>MT259243.1</text:p>
          </table:table-cell>
          <table:table-cell table:style-name="ce34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757" calcext:value-type="float">
            <text:p>29757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83]-[.E$3]" office:value-type="float" office:value="-146" calcext:value-type="float">
            <text:p>-146</text:p>
          </table:table-cell>
          <table:table-cell table:number-columns-repeated="1017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office:value-type="string" calcext:value-type="string">
            <text:p>MT259246.1</text:p>
          </table:table-cell>
          <table:table-cell table:style-name="ce35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42" calcext:value-type="float">
            <text:p>2984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84]-[.E$3]" office:value-type="float" office:value="-61" calcext:value-type="float">
            <text:p>-61</text:p>
          </table:table-cell>
          <table:table-cell table:number-columns-repeated="1017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office:value-type="string" calcext:value-type="string">
            <text:p>MT259249.1</text:p>
          </table:table-cell>
          <table:table-cell table:style-name="ce35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21" calcext:value-type="float">
            <text:p>29821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185]-[.E$3]" office:value-type="float" office:value="-82" calcext:value-type="float">
            <text:p>-82</text:p>
          </table:table-cell>
          <table:table-cell table:number-columns-repeated="1017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office:value-type="string" calcext:value-type="string">
            <text:p>MT259252.1</text:p>
          </table:table-cell>
          <table:table-cell table:style-name="ce36" office:value-type="string" calcext:value-type="string">
            <text:p>USA: WA</text:p>
          </table:table-cell>
          <table:table-cell table:style-name="ce57" office:value-type="date" office:date-value="2020-03-14" calcext:value-type="date">
            <text:p>03/14/2020</text:p>
          </table:table-cell>
          <table:table-cell office:value-type="float" office:value="29790" calcext:value-type="float">
            <text:p>29790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86]-[.E$3]" office:value-type="float" office:value="-113" calcext:value-type="float">
            <text:p>-113</text:p>
          </table:table-cell>
          <table:table-cell table:number-columns-repeated="1017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office:value-type="string" calcext:value-type="string">
            <text:p>MT259253.1</text:p>
          </table:table-cell>
          <table:table-cell table:style-name="ce36" office:value-type="string" calcext:value-type="string">
            <text:p>USA: WA</text:p>
          </table:table-cell>
          <table:table-cell table:style-name="ce57" office:value-type="date" office:date-value="2020-03-16" calcext:value-type="date">
            <text:p>03/16/2020</text:p>
          </table:table-cell>
          <table:table-cell office:value-type="float" office:value="29813" calcext:value-type="float">
            <text:p>29813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187]-[.E$3]"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office:value-type="string" calcext:value-type="string">
            <text:p>MT259254.1</text:p>
          </table:table-cell>
          <table:table-cell table:style-name="ce36" office:value-type="string" calcext:value-type="string">
            <text:p>USA: WA</text:p>
          </table:table-cell>
          <table:table-cell table:style-name="ce57" office:value-type="date" office:date-value="2020-03-16" calcext:value-type="date">
            <text:p>03/16/2020</text:p>
          </table:table-cell>
          <table:table-cell office:value-type="float" office:value="29887" calcext:value-type="float">
            <text:p>29887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88]-[.E$3]" office:value-type="float" office:value="-16" calcext:value-type="float">
            <text:p>-16</text:p>
          </table:table-cell>
          <table:table-cell table:number-columns-repeated="1017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office:value-type="string" calcext:value-type="string">
            <text:p>MT259256.1</text:p>
          </table:table-cell>
          <table:table-cell table:style-name="ce36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33" calcext:value-type="float">
            <text:p>29833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89]-[.E$3]" office:value-type="float" office:value="-70" calcext:value-type="float">
            <text:p>-70</text:p>
          </table:table-cell>
          <table:table-cell table:number-columns-repeated="1017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office:value-type="string" calcext:value-type="string">
            <text:p>MT259264.1</text:p>
          </table:table-cell>
          <table:table-cell table:style-name="ce37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36" calcext:value-type="float">
            <text:p>29836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90]-[.E$3]" office:value-type="float" office:value="-67" calcext:value-type="float">
            <text:p>-67</text:p>
          </table:table-cell>
          <table:table-cell table:number-columns-repeated="1017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office:value-type="string" calcext:value-type="string">
            <text:p>MT259266.1</text:p>
          </table:table-cell>
          <table:table-cell table:style-name="ce37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776" calcext:value-type="float">
            <text:p>29776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191]-[.E$3]" office:value-type="float" office:value="-127" calcext:value-type="float">
            <text:p>-127</text:p>
          </table:table-cell>
          <table:table-cell table:number-columns-repeated="1017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office:value-type="string" calcext:value-type="string">
            <text:p>MT259267.1</text:p>
          </table:table-cell>
          <table:table-cell table:style-name="ce37" office:value-type="string" calcext:value-type="string">
            <text:p>USA: WA</text:p>
          </table:table-cell>
          <table:table-cell table:style-name="ce57" office:value-type="date" office:date-value="2020-03-14" calcext:value-type="date">
            <text:p>03/14/2020</text:p>
          </table:table-cell>
          <table:table-cell office:value-type="float" office:value="29852" calcext:value-type="float">
            <text:p>2985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92]-[.E$3]" office:value-type="float" office:value="-51" calcext:value-type="float">
            <text:p>-51</text:p>
          </table:table-cell>
          <table:table-cell table:number-columns-repeated="1017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office:value-type="string" calcext:value-type="string">
            <text:p>MT259271.1</text:p>
          </table:table-cell>
          <table:table-cell table:style-name="ce38" office:value-type="string" calcext:value-type="string">
            <text:p>USA: WA</text:p>
          </table:table-cell>
          <table:table-cell table:style-name="ce57" office:value-type="date" office:date-value="2020-03-15" calcext:value-type="date">
            <text:p>03/15/2020</text:p>
          </table:table-cell>
          <table:table-cell office:value-type="float" office:value="29864" calcext:value-type="float">
            <text:p>29864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93]-[.E$3]" office:value-type="float" office:value="-39" calcext:value-type="float">
            <text:p>-39</text:p>
          </table:table-cell>
          <table:table-cell table:number-columns-repeated="1017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office:value-type="string" calcext:value-type="string">
            <text:p>MT259282.1</text:p>
          </table:table-cell>
          <table:table-cell table:style-name="ce38" office:value-type="string" calcext:value-type="string">
            <text:p>USA: WA</text:p>
          </table:table-cell>
          <table:table-cell table:style-name="ce57" office:value-type="date" office:date-value="2020-03-15" calcext:value-type="date">
            <text:p>03/15/2020</text:p>
          </table:table-cell>
          <table:table-cell office:value-type="float" office:value="29815" calcext:value-type="float">
            <text:p>29815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194]-[.E$3]" office:value-type="float" office:value="-88" calcext:value-type="float">
            <text:p>-88</text:p>
          </table:table-cell>
          <table:table-cell table:number-columns-repeated="1017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office:value-type="string" calcext:value-type="string">
            <text:p>MT259286.1</text:p>
          </table:table-cell>
          <table:table-cell table:style-name="ce38" office:value-type="string" calcext:value-type="string">
            <text:p>USA: WA</text:p>
          </table:table-cell>
          <table:table-cell table:style-name="ce57" office:value-type="date" office:date-value="2020-03-15" calcext:value-type="date">
            <text:p>03/15/2020</text:p>
          </table:table-cell>
          <table:table-cell office:value-type="float" office:value="29857" calcext:value-type="float">
            <text:p>29857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195]-[.E$3]" office:value-type="float" office:value="-46" calcext:value-type="float">
            <text:p>-46</text:p>
          </table:table-cell>
          <table:table-cell table:number-columns-repeated="1017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office:value-type="string" calcext:value-type="string">
            <text:p>MT259287.1</text:p>
          </table:table-cell>
          <table:table-cell table:style-name="ce38" office:value-type="string" calcext:value-type="string">
            <text:p>USA: WA</text:p>
          </table:table-cell>
          <table:table-cell table:style-name="ce57" office:value-type="date" office:date-value="2020-03-15" calcext:value-type="date">
            <text:p>03/15/2020</text:p>
          </table:table-cell>
          <table:table-cell office:value-type="float" office:value="29688" calcext:value-type="float">
            <text:p>29688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196]-[.E$3]" office:value-type="float" office:value="-215" calcext:value-type="float">
            <text:p>-215</text:p>
          </table:table-cell>
          <table:table-cell table:number-columns-repeated="1017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office:value-type="string" calcext:value-type="string">
            <text:p>MT262896.1</text:p>
          </table:table-cell>
          <table:table-cell table:style-name="ce38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9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office:value-type="string" calcext:value-type="string">
            <text:p>MT262897.1</text:p>
          </table:table-cell>
          <table:table-cell table:style-name="ce38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9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office:value-type="string" calcext:value-type="string">
            <text:p>MT262898.1</text:p>
          </table:table-cell>
          <table:table-cell table:style-name="ce38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19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office:value-type="string" calcext:value-type="string">
            <text:p>MT262899.1</text:p>
          </table:table-cell>
          <table:table-cell table:style-name="ce38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0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office:value-type="string" calcext:value-type="string">
            <text:p>MT262900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0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office:value-type="string" calcext:value-type="string">
            <text:p>MT262901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0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office:value-type="string" calcext:value-type="string">
            <text:p>MT262902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0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office:value-type="string" calcext:value-type="string">
            <text:p>MT262903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0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office:value-type="string" calcext:value-type="string">
            <text:p>MT262904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0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office:value-type="string" calcext:value-type="string">
            <text:p>MT262905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0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office:value-type="string" calcext:value-type="string">
            <text:p>MT262906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0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office:value-type="string" calcext:value-type="string">
            <text:p>MT262907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08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office:value-type="string" calcext:value-type="string">
            <text:p>MT262908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09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office:value-type="string" calcext:value-type="string">
            <text:p>MT262909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10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office:value-type="string" calcext:value-type="string">
            <text:p>MT262910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1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office:value-type="string" calcext:value-type="string">
            <text:p>MT262911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12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office:value-type="string" calcext:value-type="string">
            <text:p>MT262912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13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office:value-type="string" calcext:value-type="string">
            <text:p>MT262913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14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office:value-type="string" calcext:value-type="string">
            <text:p>MT262914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15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office:value-type="string" calcext:value-type="string">
            <text:p>MT262915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216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office:value-type="string" calcext:value-type="string">
            <text:p>MT262916.1</text:p>
          </table:table-cell>
          <table:table-cell table:style-name="ce39" office:value-type="string" calcext:value-type="string">
            <text:p>USA: WA</text:p>
          </table:table-cell>
          <table:table-cell table:style-name="ce57" office:value-type="date" office:date-value="2020-03-13" calcext:value-type="date">
            <text:p>03/13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17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office:value-type="string" calcext:value-type="string">
            <text:p>MT263392.1</text:p>
          </table:table-cell>
          <table:table-cell table:style-name="ce40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43" calcext:value-type="float">
            <text:p>29843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18]-[.E$3]" office:value-type="float" office:value="-60" calcext:value-type="float">
            <text:p>-60</text:p>
          </table:table-cell>
          <table:table-cell table:number-columns-repeated="1017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office:value-type="string" calcext:value-type="string">
            <text:p>MT263394.1</text:p>
          </table:table-cell>
          <table:table-cell table:style-name="ce40" office:value-type="string" calcext:value-type="string">
            <text:p>USA: WA</text:p>
          </table:table-cell>
          <table:table-cell table:style-name="ce57" office:value-type="date" office:date-value="2020-03-22" calcext:value-type="date">
            <text:p>03/22/2020</text:p>
          </table:table-cell>
          <table:table-cell office:value-type="float" office:value="29697" calcext:value-type="float">
            <text:p>29697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219]-[.E$3]" office:value-type="float" office:value="-206" calcext:value-type="float">
            <text:p>-206</text:p>
          </table:table-cell>
          <table:table-cell table:number-columns-repeated="1017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office:value-type="string" calcext:value-type="string">
            <text:p>MT263399.1</text:p>
          </table:table-cell>
          <table:table-cell table:style-name="ce40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86" calcext:value-type="float">
            <text:p>29886</text:p>
          </table:table-cell>
          <table:table-cell table:style-name="ce60" office:value-type="percentage" office:value="0.3795" calcext:value-type="percentage">
            <text:p>37.95%</text:p>
          </table:table-cell>
          <table:table-cell table:formula="of:=[.E220]-[.E$3]" office:value-type="float" office:value="-17" calcext:value-type="float">
            <text:p>-17</text:p>
          </table:table-cell>
          <table:table-cell table:number-columns-repeated="1017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office:value-type="string" calcext:value-type="string">
            <text:p>MT263406.1</text:p>
          </table:table-cell>
          <table:table-cell table:style-name="ce41" office:value-type="string" calcext:value-type="string">
            <text:p>USA: WA</text:p>
          </table:table-cell>
          <table:table-cell table:style-name="ce57" office:value-type="date" office:date-value="2020-03-21" calcext:value-type="date">
            <text:p>03/21/2020</text:p>
          </table:table-cell>
          <table:table-cell office:value-type="float" office:value="29887" calcext:value-type="float">
            <text:p>29887</text:p>
          </table:table-cell>
          <table:table-cell table:style-name="ce60" office:value-type="percentage" office:value="0.3794" calcext:value-type="percentage">
            <text:p>37.94%</text:p>
          </table:table-cell>
          <table:table-cell table:formula="of:=[.E221]-[.E$3]" office:value-type="float" office:value="-16" calcext:value-type="float">
            <text:p>-16</text:p>
          </table:table-cell>
          <table:table-cell table:number-columns-repeated="1017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office:value-type="string" calcext:value-type="string">
            <text:p>MT263408.1</text:p>
          </table:table-cell>
          <table:table-cell table:style-name="ce41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10" calcext:value-type="float">
            <text:p>29810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22]-[.E$3]" office:value-type="float" office:value="-93" calcext:value-type="float">
            <text:p>-93</text:p>
          </table:table-cell>
          <table:table-cell table:number-columns-repeated="1017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office:value-type="string" calcext:value-type="string">
            <text:p>MT263410.1</text:p>
          </table:table-cell>
          <table:table-cell table:style-name="ce41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71" calcext:value-type="float">
            <text:p>29871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23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office:value-type="string" calcext:value-type="string">
            <text:p>MT263411.1</text:p>
          </table:table-cell>
          <table:table-cell table:style-name="ce41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66" calcext:value-type="float">
            <text:p>29866</text:p>
          </table:table-cell>
          <table:table-cell table:style-name="ce60" office:value-type="percentage" office:value="0.3794" calcext:value-type="percentage">
            <text:p>37.94%</text:p>
          </table:table-cell>
          <table:table-cell table:formula="of:=[.E224]-[.E$3]" office:value-type="float" office:value="-37" calcext:value-type="float">
            <text:p>-37</text:p>
          </table:table-cell>
          <table:table-cell table:number-columns-repeated="1017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office:value-type="string" calcext:value-type="string">
            <text:p>MT263414.1</text:p>
          </table:table-cell>
          <table:table-cell table:style-name="ce41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30" calcext:value-type="float">
            <text:p>29830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25]-[.E$3]" office:value-type="float" office:value="-73" calcext:value-type="float">
            <text:p>-73</text:p>
          </table:table-cell>
          <table:table-cell table:number-columns-repeated="1017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office:value-type="string" calcext:value-type="string">
            <text:p>MT263415.1</text:p>
          </table:table-cell>
          <table:table-cell table:style-name="ce41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40" calcext:value-type="float">
            <text:p>29840</text:p>
          </table:table-cell>
          <table:table-cell table:style-name="ce60" office:value-type="percentage" office:value="0.3795" calcext:value-type="percentage">
            <text:p>37.95%</text:p>
          </table:table-cell>
          <table:table-cell table:formula="of:=[.E226]-[.E$3]" office:value-type="float" office:value="-63" calcext:value-type="float">
            <text:p>-63</text:p>
          </table:table-cell>
          <table:table-cell table:number-columns-repeated="1017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office:value-type="string" calcext:value-type="string">
            <text:p>MT263416.1</text:p>
          </table:table-cell>
          <table:table-cell table:style-name="ce41" office:value-type="string" calcext:value-type="string">
            <text:p>USA: WA</text:p>
          </table:table-cell>
          <table:table-cell table:style-name="ce57" office:value-type="date" office:date-value="2020-03-21" calcext:value-type="date">
            <text:p>03/21/2020</text:p>
          </table:table-cell>
          <table:table-cell office:value-type="float" office:value="29815" calcext:value-type="float">
            <text:p>29815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227]-[.E$3]" office:value-type="float" office:value="-88" calcext:value-type="float">
            <text:p>-88</text:p>
          </table:table-cell>
          <table:table-cell table:number-columns-repeated="1017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office:value-type="string" calcext:value-type="string">
            <text:p>MT263424.1</text:p>
          </table:table-cell>
          <table:table-cell table:style-name="ce42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30" calcext:value-type="float">
            <text:p>29830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28]-[.E$3]" office:value-type="float" office:value="-73" calcext:value-type="float">
            <text:p>-73</text:p>
          </table:table-cell>
          <table:table-cell table:number-columns-repeated="1017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office:value-type="string" calcext:value-type="string">
            <text:p>MT263425.1</text:p>
          </table:table-cell>
          <table:table-cell table:style-name="ce42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41" calcext:value-type="float">
            <text:p>29841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229]-[.E$3]" office:value-type="float" office:value="-62" calcext:value-type="float">
            <text:p>-62</text:p>
          </table:table-cell>
          <table:table-cell table:number-columns-repeated="1017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office:value-type="string" calcext:value-type="string">
            <text:p>MT263434.1</text:p>
          </table:table-cell>
          <table:table-cell table:style-name="ce42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790" calcext:value-type="float">
            <text:p>29790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230]-[.E$3]" office:value-type="float" office:value="-113" calcext:value-type="float">
            <text:p>-113</text:p>
          </table:table-cell>
          <table:table-cell table:number-columns-repeated="1017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office:value-type="string" calcext:value-type="string">
            <text:p>MT263435.1</text:p>
          </table:table-cell>
          <table:table-cell table:style-name="ce42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23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office:value-type="string" calcext:value-type="string">
            <text:p>MT263437.1</text:p>
          </table:table-cell>
          <table:table-cell table:style-name="ce43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71" calcext:value-type="float">
            <text:p>29871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232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office:value-type="string" calcext:value-type="string">
            <text:p>MT263438.1</text:p>
          </table:table-cell>
          <table:table-cell table:style-name="ce43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72" calcext:value-type="float">
            <text:p>29872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233]-[.E$3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office:value-type="string" calcext:value-type="string">
            <text:p>MT263440.1</text:p>
          </table:table-cell>
          <table:table-cell table:style-name="ce43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63" calcext:value-type="float">
            <text:p>29863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234]-[.E$3]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office:value-type="string" calcext:value-type="string">
            <text:p>MT263447.1</text:p>
          </table:table-cell>
          <table:table-cell table:style-name="ce43" office:value-type="string" calcext:value-type="string">
            <text:p>USA: WA</text:p>
          </table:table-cell>
          <table:table-cell table:style-name="ce57" office:value-type="date" office:date-value="2020-03-14" calcext:value-type="date">
            <text:p>03/14/2020</text:p>
          </table:table-cell>
          <table:table-cell office:value-type="float" office:value="29868" calcext:value-type="float">
            <text:p>29868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35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office:value-type="string" calcext:value-type="string">
            <text:p>MT263457.1</text:p>
          </table:table-cell>
          <table:table-cell table:style-name="ce44" office:value-type="string" calcext:value-type="string">
            <text:p>USA: WA</text:p>
          </table:table-cell>
          <table:table-cell table:style-name="ce57" office:value-type="date" office:date-value="2020-03-24" calcext:value-type="date">
            <text:p>03/24/2020</text:p>
          </table:table-cell>
          <table:table-cell office:value-type="float" office:value="29801" calcext:value-type="float">
            <text:p>29801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236]-[.E$3]" office:value-type="float" office:value="-102" calcext:value-type="float">
            <text:p>-102</text:p>
          </table:table-cell>
          <table:table-cell table:number-columns-repeated="1017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office:value-type="string" calcext:value-type="string">
            <text:p>MT263462.1</text:p>
          </table:table-cell>
          <table:table-cell table:style-name="ce44" office:value-type="string" calcext:value-type="string">
            <text:p>USA: WA</text:p>
          </table:table-cell>
          <table:table-cell table:style-name="ce57" office:value-type="date" office:date-value="2020-03-23" calcext:value-type="date">
            <text:p>03/23/2020</text:p>
          </table:table-cell>
          <table:table-cell office:value-type="float" office:value="29764" calcext:value-type="float">
            <text:p>29764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237]-[.E$3]" office:value-type="float" office:value="-139" calcext:value-type="float">
            <text:p>-139</text:p>
          </table:table-cell>
          <table:table-cell table:number-columns-repeated="1017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office:value-type="string" calcext:value-type="string">
            <text:p>MT263463.1</text:p>
          </table:table-cell>
          <table:table-cell table:style-name="ce44" office:value-type="string" calcext:value-type="string">
            <text:p>USA: WA</text:p>
          </table:table-cell>
          <table:table-cell table:style-name="ce57" office:value-type="date" office:date-value="2020-03-23" calcext:value-type="date">
            <text:p>03/23/2020</text:p>
          </table:table-cell>
          <table:table-cell office:value-type="float" office:value="29868" calcext:value-type="float">
            <text:p>29868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38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office:value-type="string" calcext:value-type="string">
            <text:p>MT263464.1</text:p>
          </table:table-cell>
          <table:table-cell table:style-name="ce44" office:value-type="string" calcext:value-type="string">
            <text:p>USA: WA</text:p>
          </table:table-cell>
          <table:table-cell table:style-name="ce57" office:value-type="date" office:date-value="2020-03-23" calcext:value-type="date">
            <text:p>03/23/2020</text:p>
          </table:table-cell>
          <table:table-cell office:value-type="float" office:value="29832" calcext:value-type="float">
            <text:p>29832</text:p>
          </table:table-cell>
          <table:table-cell table:style-name="ce60" office:value-type="percentage" office:value="0.3801" calcext:value-type="percentage">
            <text:p>38.01%</text:p>
          </table:table-cell>
          <table:table-cell table:formula="of:=[.E239]-[.E$3]" office:value-type="float" office:value="-71" calcext:value-type="float">
            <text:p>-71</text:p>
          </table:table-cell>
          <table:table-cell table:number-columns-repeated="1017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office:value-type="string" calcext:value-type="string">
            <text:p>MT263469.1</text:p>
          </table:table-cell>
          <table:table-cell table:style-name="ce45" office:value-type="string" calcext:value-type="string">
            <text:p>USA: WA</text:p>
          </table:table-cell>
          <table:table-cell table:style-name="ce57" office:value-type="date" office:date-value="2020-03-23" calcext:value-type="date">
            <text:p>03/23/2020</text:p>
          </table:table-cell>
          <table:table-cell office:value-type="float" office:value="29857" calcext:value-type="float">
            <text:p>29857</text:p>
          </table:table-cell>
          <table:table-cell table:style-name="ce60" office:value-type="percentage" office:value="0.3794" calcext:value-type="percentage">
            <text:p>37.94%</text:p>
          </table:table-cell>
          <table:table-cell table:formula="of:=[.E240]-[.E$3]" office:value-type="float" office:value="-46" calcext:value-type="float">
            <text:p>-46</text:p>
          </table:table-cell>
          <table:table-cell table:number-columns-repeated="1017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office:value-type="string" calcext:value-type="string">
            <text:p>MT276325.1</text:p>
          </table:table-cell>
          <table:table-cell table:style-name="ce45" office:value-type="string" calcext:value-type="string">
            <text:p>USA: WA</text:p>
          </table:table-cell>
          <table:table-cell table:style-name="ce57" office:value-type="date" office:date-value="2020-02-27" calcext:value-type="date">
            <text:p>02/27/2020</text:p>
          </table:table-cell>
          <table:table-cell office:value-type="float" office:value="29882" calcext:value-type="float">
            <text:p>29882</text:p>
          </table:table-cell>
          <table:table-cell table:style-name="ce60" office:value-type="percentage" office:value="0.38" calcext:value-type="percentage">
            <text:p>38.00%</text:p>
          </table:table-cell>
          <table:table-cell table:formula="of:=[.E241]-[.E$3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office:value-type="string" calcext:value-type="string">
            <text:p>MT293159.1</text:p>
          </table:table-cell>
          <table:table-cell table:style-name="ce46" office:value-type="string" calcext:value-type="string">
            <text:p>USA: WA</text:p>
          </table:table-cell>
          <table:table-cell table:style-name="ce57" office:value-type="date" office:date-value="2020-03-29" calcext:value-type="date">
            <text:p>03/29/2020</text:p>
          </table:table-cell>
          <table:table-cell office:value-type="float" office:value="29890" calcext:value-type="float">
            <text:p>29890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242]-[.E$3]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office:value-type="string" calcext:value-type="string">
            <text:p>MT293162.1</text:p>
          </table:table-cell>
          <table:table-cell table:style-name="ce46" office:value-type="string" calcext:value-type="string">
            <text:p>USA: WA</text:p>
          </table:table-cell>
          <table:table-cell table:style-name="ce57" office:value-type="date" office:date-value="2020-03-29" calcext:value-type="date">
            <text:p>03/29/2020</text:p>
          </table:table-cell>
          <table:table-cell office:value-type="float" office:value="29848" calcext:value-type="float">
            <text:p>29848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243]-[.E$3]" office:value-type="float" office:value="-55" calcext:value-type="float">
            <text:p>-55</text:p>
          </table:table-cell>
          <table:table-cell table:number-columns-repeated="1017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office:value-type="string" calcext:value-type="string">
            <text:p>MT293163.1</text:p>
          </table:table-cell>
          <table:table-cell table:style-name="ce46" office:value-type="string" calcext:value-type="string">
            <text:p>USA: WA</text:p>
          </table:table-cell>
          <table:table-cell table:style-name="ce57" office:value-type="date" office:date-value="2020-03-29" calcext:value-type="date">
            <text:p>03/29/2020</text:p>
          </table:table-cell>
          <table:table-cell office:value-type="float" office:value="29596" calcext:value-type="float">
            <text:p>29596</text:p>
          </table:table-cell>
          <table:table-cell table:style-name="ce60" office:value-type="percentage" office:value="0.3795" calcext:value-type="percentage">
            <text:p>37.95%</text:p>
          </table:table-cell>
          <table:table-cell table:formula="of:=[.E244]-[.E$3]" office:value-type="float" office:value="-307" calcext:value-type="float">
            <text:p>-307</text:p>
          </table:table-cell>
          <table:table-cell table:number-columns-repeated="1017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office:value-type="string" calcext:value-type="string">
            <text:p>MT293171.1</text:p>
          </table:table-cell>
          <table:table-cell table:style-name="ce47" office:value-type="string" calcext:value-type="string">
            <text:p>USA: WA</text:p>
          </table:table-cell>
          <table:table-cell table:style-name="ce57" office:value-type="date" office:date-value="2020-03-30" calcext:value-type="date">
            <text:p>03/30/2020</text:p>
          </table:table-cell>
          <table:table-cell office:value-type="float" office:value="29848" calcext:value-type="float">
            <text:p>29848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45]-[.E$3]" office:value-type="float" office:value="-55" calcext:value-type="float">
            <text:p>-55</text:p>
          </table:table-cell>
          <table:table-cell table:number-columns-repeated="1017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office:value-type="string" calcext:value-type="string">
            <text:p>MT293176.1</text:p>
          </table:table-cell>
          <table:table-cell table:style-name="ce47" office:value-type="string" calcext:value-type="string">
            <text:p>USA: WA</text:p>
          </table:table-cell>
          <table:table-cell table:style-name="ce57" office:value-type="date" office:date-value="2020-03-28" calcext:value-type="date">
            <text:p>03/28/2020</text:p>
          </table:table-cell>
          <table:table-cell office:value-type="float" office:value="29883" calcext:value-type="float">
            <text:p>29883</text:p>
          </table:table-cell>
          <table:table-cell table:style-name="ce60" office:value-type="percentage" office:value="0.3794" calcext:value-type="percentage">
            <text:p>37.94%</text:p>
          </table:table-cell>
          <table:table-cell table:formula="of:=[.E246]-[.E$3]" office:value-type="float" office:value="-20" calcext:value-type="float">
            <text:p>-20</text:p>
          </table:table-cell>
          <table:table-cell table:number-columns-repeated="1017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office:value-type="string" calcext:value-type="string">
            <text:p>MT293178.1</text:p>
          </table:table-cell>
          <table:table-cell table:style-name="ce47" office:value-type="string" calcext:value-type="string">
            <text:p>USA: WA</text:p>
          </table:table-cell>
          <table:table-cell table:style-name="ce57" office:value-type="date" office:date-value="2020-03-26" calcext:value-type="date">
            <text:p>03/26/2020</text:p>
          </table:table-cell>
          <table:table-cell office:value-type="float" office:value="29868" calcext:value-type="float">
            <text:p>29868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247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office:value-type="string" calcext:value-type="string">
            <text:p>MT293181.1</text:p>
          </table:table-cell>
          <table:table-cell table:style-name="ce48" office:value-type="string" calcext:value-type="string">
            <text:p>USA: WA</text:p>
          </table:table-cell>
          <table:table-cell table:style-name="ce57" office:value-type="date" office:date-value="2020-03-26" calcext:value-type="date">
            <text:p>03/26/2020</text:p>
          </table:table-cell>
          <table:table-cell office:value-type="float" office:value="29871" calcext:value-type="float">
            <text:p>29871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48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office:value-type="string" calcext:value-type="string">
            <text:p>MT293183.1</text:p>
          </table:table-cell>
          <table:table-cell table:style-name="ce48" office:value-type="string" calcext:value-type="string">
            <text:p>USA: WA</text:p>
          </table:table-cell>
          <table:table-cell table:style-name="ce57" office:value-type="date" office:date-value="2020-03-26" calcext:value-type="date">
            <text:p>03/26/2020</text:p>
          </table:table-cell>
          <table:table-cell office:value-type="float" office:value="29871" calcext:value-type="float">
            <text:p>29871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49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office:value-type="string" calcext:value-type="string">
            <text:p>MT293186.1</text:p>
          </table:table-cell>
          <table:table-cell table:style-name="ce48" office:value-type="string" calcext:value-type="string">
            <text:p>USA: WA</text:p>
          </table:table-cell>
          <table:table-cell table:style-name="ce57" office:value-type="date" office:date-value="2020-03-26" calcext:value-type="date">
            <text:p>03/26/2020</text:p>
          </table:table-cell>
          <table:table-cell office:value-type="float" office:value="29865" calcext:value-type="float">
            <text:p>29865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250]-[.E$3]" office:value-type="float" office:value="-38" calcext:value-type="float">
            <text:p>-38</text:p>
          </table:table-cell>
          <table:table-cell table:number-columns-repeated="1017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office:value-type="string" calcext:value-type="string">
            <text:p>MT293188.1</text:p>
          </table:table-cell>
          <table:table-cell table:style-name="ce49" office:value-type="string" calcext:value-type="string">
            <text:p>USA: WA</text:p>
          </table:table-cell>
          <table:table-cell table:style-name="ce57" office:value-type="date" office:date-value="2020-03-28" calcext:value-type="date">
            <text:p>03/28/2020</text:p>
          </table:table-cell>
          <table:table-cell office:value-type="float" office:value="29778" calcext:value-type="float">
            <text:p>29778</text:p>
          </table:table-cell>
          <table:table-cell table:style-name="ce60" office:value-type="percentage" office:value="0.3802" calcext:value-type="percentage">
            <text:p>38.02%</text:p>
          </table:table-cell>
          <table:table-cell table:formula="of:=[.E251]-[.E$3]" office:value-type="float" office:value="-125" calcext:value-type="float">
            <text:p>-125</text:p>
          </table:table-cell>
          <table:table-cell table:number-columns-repeated="1017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office:value-type="string" calcext:value-type="string">
            <text:p>MT293189.1</text:p>
          </table:table-cell>
          <table:table-cell table:style-name="ce49" office:value-type="string" calcext:value-type="string">
            <text:p>USA: WA</text:p>
          </table:table-cell>
          <table:table-cell table:style-name="ce57" office:value-type="date" office:date-value="2020-03-26" calcext:value-type="date">
            <text:p>03/26/2020</text:p>
          </table:table-cell>
          <table:table-cell office:value-type="float" office:value="29863" calcext:value-type="float">
            <text:p>29863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52]-[.E$3]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office:value-type="string" calcext:value-type="string">
            <text:p>MT293190.1</text:p>
          </table:table-cell>
          <table:table-cell table:style-name="ce49" office:value-type="string" calcext:value-type="string">
            <text:p>USA: WA</text:p>
          </table:table-cell>
          <table:table-cell table:style-name="ce57" office:value-type="date" office:date-value="2020-03-26" calcext:value-type="date">
            <text:p>03/26/2020</text:p>
          </table:table-cell>
          <table:table-cell office:value-type="float" office:value="29829" calcext:value-type="float">
            <text:p>29829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53]-[.E$3]" office:value-type="float" office:value="-74" calcext:value-type="float">
            <text:p>-74</text:p>
          </table:table-cell>
          <table:table-cell table:number-columns-repeated="1017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office:value-type="string" calcext:value-type="string">
            <text:p>MT293191.1</text:p>
          </table:table-cell>
          <table:table-cell table:style-name="ce50" office:value-type="string" calcext:value-type="string">
            <text:p>USA: WA</text:p>
          </table:table-cell>
          <table:table-cell table:style-name="ce57" office:value-type="date" office:date-value="2020-03-26" calcext:value-type="date">
            <text:p>03/26/2020</text:p>
          </table:table-cell>
          <table:table-cell office:value-type="float" office:value="29711" calcext:value-type="float">
            <text:p>29711</text:p>
          </table:table-cell>
          <table:table-cell table:style-name="ce60" office:value-type="percentage" office:value="0.3794" calcext:value-type="percentage">
            <text:p>37.94%</text:p>
          </table:table-cell>
          <table:table-cell table:formula="of:=[.E254]-[.E$3]" office:value-type="float" office:value="-192" calcext:value-type="float">
            <text:p>-192</text:p>
          </table:table-cell>
          <table:table-cell table:number-columns-repeated="1017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office:value-type="string" calcext:value-type="string">
            <text:p>MT293192.1</text:p>
          </table:table-cell>
          <table:table-cell table:style-name="ce50" office:value-type="string" calcext:value-type="string">
            <text:p>USA: WA</text:p>
          </table:table-cell>
          <table:table-cell table:style-name="ce57" office:value-type="date" office:date-value="2020-03-28" calcext:value-type="date">
            <text:p>03/28/2020</text:p>
          </table:table-cell>
          <table:table-cell office:value-type="float" office:value="29868" calcext:value-type="float">
            <text:p>29868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255]-[.E$3]" office:value-type="float" office:value="-35" calcext:value-type="float">
            <text:p>-35</text:p>
          </table:table-cell>
          <table:table-cell table:number-columns-repeated="1017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office:value-type="string" calcext:value-type="string">
            <text:p>MT293195.1</text:p>
          </table:table-cell>
          <table:table-cell table:style-name="ce50" office:value-type="string" calcext:value-type="string">
            <text:p>USA: WA</text:p>
          </table:table-cell>
          <table:table-cell table:style-name="ce57" office:value-type="date" office:date-value="2020-03-28" calcext:value-type="date">
            <text:p>03/28/2020</text:p>
          </table:table-cell>
          <table:table-cell office:value-type="float" office:value="29871" calcext:value-type="float">
            <text:p>29871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256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office:value-type="string" calcext:value-type="string">
            <text:p>MT293197.1</text:p>
          </table:table-cell>
          <table:table-cell table:style-name="ce50" office:value-type="string" calcext:value-type="string">
            <text:p>USA: WA</text:p>
          </table:table-cell>
          <table:table-cell table:style-name="ce57" office:value-type="date" office:date-value="2020-03-30" calcext:value-type="date">
            <text:p>03/30/2020</text:p>
          </table:table-cell>
          <table:table-cell office:value-type="float" office:value="29619" calcext:value-type="float">
            <text:p>29619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257]-[.E$3]" office:value-type="float" office:value="-284" calcext:value-type="float">
            <text:p>-284</text:p>
          </table:table-cell>
          <table:table-cell table:number-columns-repeated="1017"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office:value-type="string" calcext:value-type="string">
            <text:p>MT293199.1</text:p>
          </table:table-cell>
          <table:table-cell table:style-name="ce50" office:value-type="string" calcext:value-type="string">
            <text:p>USA: WA</text:p>
          </table:table-cell>
          <table:table-cell table:style-name="ce57" office:value-type="date" office:date-value="2020-03-30" calcext:value-type="date">
            <text:p>03/30/2020</text:p>
          </table:table-cell>
          <table:table-cell office:value-type="float" office:value="29671" calcext:value-type="float">
            <text:p>29671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258]-[.E$3]" office:value-type="float" office:value="-232" calcext:value-type="float">
            <text:p>-232</text:p>
          </table:table-cell>
          <table:table-cell table:number-columns-repeated="1017"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office:value-type="string" calcext:value-type="string">
            <text:p>MT293201.1</text:p>
          </table:table-cell>
          <table:table-cell table:style-name="ce51" office:value-type="string" calcext:value-type="string">
            <text:p>USA: WA</text:p>
          </table:table-cell>
          <table:table-cell table:style-name="ce57" office:value-type="date" office:date-value="2020-03-30" calcext:value-type="date">
            <text:p>03/30/2020</text:p>
          </table:table-cell>
          <table:table-cell office:value-type="float" office:value="29846" calcext:value-type="float">
            <text:p>29846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259]-[.E$3]" office:value-type="float" office:value="-57" calcext:value-type="float">
            <text:p>-57</text:p>
          </table:table-cell>
          <table:table-cell table:number-columns-repeated="1017"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office:value-type="string" calcext:value-type="string">
            <text:p>MT293202.1</text:p>
          </table:table-cell>
          <table:table-cell table:style-name="ce51" office:value-type="string" calcext:value-type="string">
            <text:p>USA: WA</text:p>
          </table:table-cell>
          <table:table-cell table:style-name="ce57" office:value-type="date" office:date-value="2020-03-30" calcext:value-type="date">
            <text:p>03/30/2020</text:p>
          </table:table-cell>
          <table:table-cell office:value-type="float" office:value="29874" calcext:value-type="float">
            <text:p>29874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60]-[.E$3]" office:value-type="float" office:value="-29" calcext:value-type="float">
            <text:p>-29</text:p>
          </table:table-cell>
          <table:table-cell table:number-columns-repeated="1017"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office:value-type="string" calcext:value-type="string">
            <text:p>MT293204.1</text:p>
          </table:table-cell>
          <table:table-cell table:style-name="ce51" office:value-type="string" calcext:value-type="string">
            <text:p>USA: WA</text:p>
          </table:table-cell>
          <table:table-cell table:style-name="ce57" office:value-type="date" office:date-value="2020-03-30" calcext:value-type="date">
            <text:p>03/30/2020</text:p>
          </table:table-cell>
          <table:table-cell office:value-type="float" office:value="29896" calcext:value-type="float">
            <text:p>29896</text:p>
          </table:table-cell>
          <table:table-cell table:style-name="ce60" office:value-type="percentage" office:value="0.3795" calcext:value-type="percentage">
            <text:p>37.95%</text:p>
          </table:table-cell>
          <table:table-cell table:formula="of:=[.E261]-[.E$3]" office:value-type="float" office:value="-7" calcext:value-type="float">
            <text:p>-7</text:p>
          </table:table-cell>
          <table:table-cell table:number-columns-repeated="1017"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office:value-type="string" calcext:value-type="string">
            <text:p>MT293205.1</text:p>
          </table:table-cell>
          <table:table-cell table:style-name="ce51" office:value-type="string" calcext:value-type="string">
            <text:p>USA: WA</text:p>
          </table:table-cell>
          <table:table-cell table:style-name="ce57" office:value-type="date" office:date-value="2020-03-30" calcext:value-type="date">
            <text:p>03/30/2020</text:p>
          </table:table-cell>
          <table:table-cell office:value-type="float" office:value="29833" calcext:value-type="float">
            <text:p>29833</text:p>
          </table:table-cell>
          <table:table-cell table:style-name="ce60" office:value-type="percentage" office:value="0.3799" calcext:value-type="percentage">
            <text:p>37.99%</text:p>
          </table:table-cell>
          <table:table-cell table:formula="of:=[.E262]-[.E$3]" office:value-type="float" office:value="-70" calcext:value-type="float">
            <text:p>-70</text:p>
          </table:table-cell>
          <table:table-cell table:number-columns-repeated="1017"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office:value-type="string" calcext:value-type="string">
            <text:p>MT293206.1</text:p>
          </table:table-cell>
          <table:table-cell table:style-name="ce51" office:value-type="string" calcext:value-type="string">
            <text:p>USA: WA</text:p>
          </table:table-cell>
          <table:table-cell table:style-name="ce57" office:value-type="date" office:date-value="2020-03-30" calcext:value-type="date">
            <text:p>03/30/2020</text:p>
          </table:table-cell>
          <table:table-cell office:value-type="float" office:value="29668" calcext:value-type="float">
            <text:p>29668</text:p>
          </table:table-cell>
          <table:table-cell table:style-name="ce60" office:value-type="percentage" office:value="0.3788" calcext:value-type="percentage">
            <text:p>37.88%</text:p>
          </table:table-cell>
          <table:table-cell table:formula="of:=[.E263]-[.E$3]" office:value-type="float" office:value="-235" calcext:value-type="float">
            <text:p>-235</text:p>
          </table:table-cell>
          <table:table-cell table:number-columns-repeated="1017"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office:value-type="string" calcext:value-type="string">
            <text:p>MT293210.1</text:p>
          </table:table-cell>
          <table:table-cell table:style-name="ce51" office:value-type="string" calcext:value-type="string">
            <text:p>USA: WA</text:p>
          </table:table-cell>
          <table:table-cell table:style-name="ce57" office:value-type="date" office:date-value="2020-03-29" calcext:value-type="date">
            <text:p>03/29/2020</text:p>
          </table:table-cell>
          <table:table-cell office:value-type="float" office:value="29871" calcext:value-type="float">
            <text:p>29871</text:p>
          </table:table-cell>
          <table:table-cell table:style-name="ce60" office:value-type="percentage" office:value="0.3797" calcext:value-type="percentage">
            <text:p>37.97%</text:p>
          </table:table-cell>
          <table:table-cell table:formula="of:=[.E264]-[.E$3]" office:value-type="float" office:value="-32" calcext:value-type="float">
            <text:p>-32</text:p>
          </table:table-cell>
          <table:table-cell table:number-columns-repeated="1017"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office:value-type="string" calcext:value-type="string">
            <text:p>MT293219.1</text:p>
          </table:table-cell>
          <table:table-cell table:style-name="ce52" office:value-type="string" calcext:value-type="string">
            <text:p>USA: WA</text:p>
          </table:table-cell>
          <table:table-cell table:style-name="ce57" office:value-type="date" office:date-value="2020-03-29" calcext:value-type="date">
            <text:p>03/29/2020</text:p>
          </table:table-cell>
          <table:table-cell office:value-type="float" office:value="29885" calcext:value-type="float">
            <text:p>29885</text:p>
          </table:table-cell>
          <table:table-cell table:style-name="ce60" office:value-type="percentage" office:value="0.3798" calcext:value-type="percentage">
            <text:p>37.98%</text:p>
          </table:table-cell>
          <table:table-cell table:formula="of:=[.E265]-[.E$3]" office:value-type="float" office:value="-18" calcext:value-type="float">
            <text:p>-18</text:p>
          </table:table-cell>
          <table:table-cell table:number-columns-repeated="1017"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office:value-type="string" calcext:value-type="string">
            <text:p>MT293220.1</text:p>
          </table:table-cell>
          <table:table-cell table:style-name="ce52" office:value-type="string" calcext:value-type="string">
            <text:p>USA: WA</text:p>
          </table:table-cell>
          <table:table-cell table:style-name="ce57" office:value-type="date" office:date-value="2020-03-28" calcext:value-type="date">
            <text:p>03/28/2020</text:p>
          </table:table-cell>
          <table:table-cell office:value-type="float" office:value="29869" calcext:value-type="float">
            <text:p>29869</text:p>
          </table:table-cell>
          <table:table-cell table:style-name="ce60" office:value-type="percentage" office:value="0.3796" calcext:value-type="percentage">
            <text:p>37.96%</text:p>
          </table:table-cell>
          <table:table-cell table:formula="of:=[.E266]-[.E$3]" office:value-type="float" office:value="-34" calcext:value-type="float">
            <text:p>-34</text:p>
          </table:table-cell>
          <table:table-cell table:number-columns-repeated="1017"/>
        </table:table-row>
        <table:table-row table:style-name="ro1" table:number-rows-repeated="104830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v1.C112:v1.C117 v1.C135:v1.C138">
            <calcext:condition calcext:apply-style-name="ConditionalStyle_48" calcext:value="formula-is([.E112]=1)" calcext:base-cell-address="v1.C112"/>
          </calcext:conditional-format>
          <calcext:conditional-format calcext:target-range-address="v1.C118:v1.C123">
            <calcext:condition calcext:apply-style-name="ConditionalStyle_47" calcext:value="formula-is([.E118]=1)" calcext:base-cell-address="v1.C118"/>
          </calcext:conditional-format>
          <calcext:conditional-format calcext:target-range-address="v1.C124:v1.C128">
            <calcext:condition calcext:apply-style-name="ConditionalStyle_46" calcext:value="formula-is([.E124]=1)" calcext:base-cell-address="v1.C124"/>
          </calcext:conditional-format>
          <calcext:conditional-format calcext:target-range-address="v1.C129:v1.C130">
            <calcext:condition calcext:apply-style-name="ConditionalStyle_45" calcext:value="formula-is([.E129]=1)" calcext:base-cell-address="v1.C129"/>
          </calcext:conditional-format>
          <calcext:conditional-format calcext:target-range-address="v1.C131:v1.C132">
            <calcext:condition calcext:apply-style-name="ConditionalStyle_44" calcext:value="formula-is([.E131]=1)" calcext:base-cell-address="v1.C131"/>
          </calcext:conditional-format>
          <calcext:conditional-format calcext:target-range-address="v1.C133:v1.C134">
            <calcext:condition calcext:apply-style-name="ConditionalStyle_43" calcext:value="formula-is([.E133]=1)" calcext:base-cell-address="v1.C133"/>
          </calcext:conditional-format>
          <calcext:conditional-format calcext:target-range-address="v1.C139:v1.C140">
            <calcext:condition calcext:apply-style-name="ConditionalStyle_42" calcext:value="formula-is([.E139]=1)" calcext:base-cell-address="v1.C139"/>
          </calcext:conditional-format>
          <calcext:conditional-format calcext:target-range-address="v1.C141:v1.C142">
            <calcext:condition calcext:apply-style-name="ConditionalStyle_41" calcext:value="formula-is([.E141]=1)" calcext:base-cell-address="v1.C141"/>
          </calcext:conditional-format>
          <calcext:conditional-format calcext:target-range-address="v1.C143:v1.C144">
            <calcext:condition calcext:apply-style-name="ConditionalStyle_40" calcext:value="formula-is([.E143]=1)" calcext:base-cell-address="v1.C143"/>
          </calcext:conditional-format>
          <calcext:conditional-format calcext:target-range-address="v1.C145:v1.C146">
            <calcext:condition calcext:apply-style-name="ConditionalStyle_39" calcext:value="formula-is([.E145]=1)" calcext:base-cell-address="v1.C145"/>
          </calcext:conditional-format>
          <calcext:conditional-format calcext:target-range-address="v1.C147:v1.C147">
            <calcext:condition calcext:apply-style-name="ConditionalStyle_38" calcext:value="formula-is([.E147]=1)" calcext:base-cell-address="v1.C147"/>
          </calcext:conditional-format>
          <calcext:conditional-format calcext:target-range-address="v1.C148:v1.C148">
            <calcext:condition calcext:apply-style-name="ConditionalStyle_37" calcext:value="formula-is([.E148]=1)" calcext:base-cell-address="v1.C148"/>
          </calcext:conditional-format>
          <calcext:conditional-format calcext:target-range-address="v1.C149:v1.C149">
            <calcext:condition calcext:apply-style-name="ConditionalStyle_36" calcext:value="formula-is([.E149]=1)" calcext:base-cell-address="v1.C149"/>
          </calcext:conditional-format>
          <calcext:conditional-format calcext:target-range-address="v1.C150:v1.C150">
            <calcext:condition calcext:apply-style-name="ConditionalStyle_35" calcext:value="formula-is([.E150]=1)" calcext:base-cell-address="v1.C150"/>
          </calcext:conditional-format>
          <calcext:conditional-format calcext:target-range-address="v1.C151:v1.C153">
            <calcext:condition calcext:apply-style-name="ConditionalStyle_34" calcext:value="formula-is([.E151]=1)" calcext:base-cell-address="v1.C151"/>
          </calcext:conditional-format>
          <calcext:conditional-format calcext:target-range-address="v1.C154:v1.C156">
            <calcext:condition calcext:apply-style-name="ConditionalStyle_33" calcext:value="formula-is([.E154]=1)" calcext:base-cell-address="v1.C154"/>
          </calcext:conditional-format>
          <calcext:conditional-format calcext:target-range-address="v1.C157:v1.C157">
            <calcext:condition calcext:apply-style-name="ConditionalStyle_32" calcext:value="formula-is([.E157]=1)" calcext:base-cell-address="v1.C157"/>
          </calcext:conditional-format>
          <calcext:conditional-format calcext:target-range-address="v1.C158:v1.C158">
            <calcext:condition calcext:apply-style-name="ConditionalStyle_31" calcext:value="formula-is([.E158]=1)" calcext:base-cell-address="v1.C158"/>
          </calcext:conditional-format>
          <calcext:conditional-format calcext:target-range-address="v1.C159:v1.C159">
            <calcext:condition calcext:apply-style-name="ConditionalStyle_30" calcext:value="formula-is([.E159]=1)" calcext:base-cell-address="v1.C159"/>
          </calcext:conditional-format>
          <calcext:conditional-format calcext:target-range-address="v1.C160:v1.C162">
            <calcext:condition calcext:apply-style-name="ConditionalStyle_29" calcext:value="formula-is([.E160]=1)" calcext:base-cell-address="v1.C160"/>
          </calcext:conditional-format>
          <calcext:conditional-format calcext:target-range-address="v1.C163:v1.C163">
            <calcext:condition calcext:apply-style-name="ConditionalStyle_28" calcext:value="formula-is([.E163]=1)" calcext:base-cell-address="v1.C163"/>
          </calcext:conditional-format>
          <calcext:conditional-format calcext:target-range-address="v1.C162:v1.C162">
            <calcext:condition calcext:apply-style-name="ConditionalStyle_27" calcext:value="formula-is([.E162]=1)" calcext:base-cell-address="v1.C162"/>
          </calcext:conditional-format>
          <calcext:conditional-format calcext:target-range-address="v1.C164:v1.C164">
            <calcext:condition calcext:apply-style-name="ConditionalStyle_26" calcext:value="formula-is([.E164]=1)" calcext:base-cell-address="v1.C164"/>
          </calcext:conditional-format>
          <calcext:conditional-format calcext:target-range-address="v1.C165:v1.C165">
            <calcext:condition calcext:apply-style-name="ConditionalStyle_25" calcext:value="formula-is([.E165]=1)" calcext:base-cell-address="v1.C165"/>
          </calcext:conditional-format>
          <calcext:conditional-format calcext:target-range-address="v1.C166:v1.C166">
            <calcext:condition calcext:apply-style-name="ConditionalStyle_24" calcext:value="formula-is([.E166]=1)" calcext:base-cell-address="v1.C166"/>
          </calcext:conditional-format>
          <calcext:conditional-format calcext:target-range-address="v1.C167:v1.C169">
            <calcext:condition calcext:apply-style-name="ConditionalStyle_23" calcext:value="formula-is([.E167]=1)" calcext:base-cell-address="v1.C167"/>
          </calcext:conditional-format>
          <calcext:conditional-format calcext:target-range-address="v1.C170:v1.C176">
            <calcext:condition calcext:apply-style-name="ConditionalStyle_22" calcext:value="formula-is([.E170]=1)" calcext:base-cell-address="v1.C170"/>
          </calcext:conditional-format>
          <calcext:conditional-format calcext:target-range-address="v1.C177:v1.C178">
            <calcext:condition calcext:apply-style-name="ConditionalStyle_21" calcext:value="formula-is([.E177]=1)" calcext:base-cell-address="v1.C177"/>
          </calcext:conditional-format>
          <calcext:conditional-format calcext:target-range-address="v1.C179:v1.C179">
            <calcext:condition calcext:apply-style-name="ConditionalStyle_20" calcext:value="formula-is([.K179]=1)" calcext:base-cell-address="v1.C179"/>
          </calcext:conditional-format>
          <calcext:conditional-format calcext:target-range-address="v1.C180:v1.C183">
            <calcext:condition calcext:apply-style-name="ConditionalStyle_19" calcext:value="formula-is([.E180]=1)" calcext:base-cell-address="v1.C180"/>
          </calcext:conditional-format>
          <calcext:conditional-format calcext:target-range-address="v1.C184:v1.C185">
            <calcext:condition calcext:apply-style-name="ConditionalStyle_18" calcext:value="formula-is([.E184]=1)" calcext:base-cell-address="v1.C184"/>
          </calcext:conditional-format>
          <calcext:conditional-format calcext:target-range-address="v1.C186:v1.C189">
            <calcext:condition calcext:apply-style-name="ConditionalStyle_17" calcext:value="formula-is([.E186]=1)" calcext:base-cell-address="v1.C186"/>
          </calcext:conditional-format>
          <calcext:conditional-format calcext:target-range-address="v1.C190:v1.C192">
            <calcext:condition calcext:apply-style-name="ConditionalStyle_16" calcext:value="formula-is([.E190]=1)" calcext:base-cell-address="v1.C190"/>
          </calcext:conditional-format>
          <calcext:conditional-format calcext:target-range-address="v1.C193:v1.C200">
            <calcext:condition calcext:apply-style-name="ConditionalStyle_15" calcext:value="formula-is([.E193]=1)" calcext:base-cell-address="v1.C193"/>
          </calcext:conditional-format>
          <calcext:conditional-format calcext:target-range-address="v1.C201:v1.C217">
            <calcext:condition calcext:apply-style-name="ConditionalStyle_14" calcext:value="formula-is([.E201]=1)" calcext:base-cell-address="v1.C201"/>
          </calcext:conditional-format>
          <calcext:conditional-format calcext:target-range-address="v1.C218:v1.C220">
            <calcext:condition calcext:apply-style-name="ConditionalStyle_13" calcext:value="formula-is([.E218]=1)" calcext:base-cell-address="v1.C218"/>
          </calcext:conditional-format>
          <calcext:conditional-format calcext:target-range-address="v1.C221:v1.C227">
            <calcext:condition calcext:apply-style-name="ConditionalStyle_12" calcext:value="formula-is([.E221]=1)" calcext:base-cell-address="v1.C221"/>
          </calcext:conditional-format>
          <calcext:conditional-format calcext:target-range-address="v1.C228:v1.C231">
            <calcext:condition calcext:apply-style-name="ConditionalStyle_11" calcext:value="formula-is([.E228]=1)" calcext:base-cell-address="v1.C228"/>
          </calcext:conditional-format>
          <calcext:conditional-format calcext:target-range-address="v1.C232:v1.C235">
            <calcext:condition calcext:apply-style-name="ConditionalStyle_10" calcext:value="formula-is([.E232]=1)" calcext:base-cell-address="v1.C232"/>
          </calcext:conditional-format>
          <calcext:conditional-format calcext:target-range-address="v1.C236:v1.C239">
            <calcext:condition calcext:apply-style-name="ConditionalStyle_9" calcext:value="formula-is([.E236]=1)" calcext:base-cell-address="v1.C236"/>
          </calcext:conditional-format>
          <calcext:conditional-format calcext:target-range-address="v1.C240:v1.C241">
            <calcext:condition calcext:apply-style-name="ConditionalStyle_8" calcext:value="formula-is([.K240]=1)" calcext:base-cell-address="v1.C240"/>
          </calcext:conditional-format>
          <calcext:conditional-format calcext:target-range-address="v1.C242:v1.C244">
            <calcext:condition calcext:apply-style-name="ConditionalStyle_7" calcext:value="formula-is([.E242]=1)" calcext:base-cell-address="v1.C242"/>
          </calcext:conditional-format>
          <calcext:conditional-format calcext:target-range-address="v1.C245:v1.C247">
            <calcext:condition calcext:apply-style-name="ConditionalStyle_6" calcext:value="formula-is([.E245]=1)" calcext:base-cell-address="v1.C245"/>
          </calcext:conditional-format>
          <calcext:conditional-format calcext:target-range-address="v1.C251:v1.C253">
            <calcext:condition calcext:apply-style-name="ConditionalStyle_5" calcext:value="formula-is([.E251]=1)" calcext:base-cell-address="v1.C251"/>
          </calcext:conditional-format>
          <calcext:conditional-format calcext:target-range-address="v1.C248:v1.C250">
            <calcext:condition calcext:apply-style-name="ConditionalStyle_4" calcext:value="formula-is([.E248]=1)" calcext:base-cell-address="v1.C248"/>
          </calcext:conditional-format>
          <calcext:conditional-format calcext:target-range-address="v1.C254:v1.C258">
            <calcext:condition calcext:apply-style-name="ConditionalStyle_3" calcext:value="formula-is([.E254]=1)" calcext:base-cell-address="v1.C254"/>
          </calcext:conditional-format>
          <calcext:conditional-format calcext:target-range-address="v1.C259:v1.C264">
            <calcext:condition calcext:apply-style-name="ConditionalStyle_2" calcext:value="formula-is([.E259]=1)" calcext:base-cell-address="v1.C259"/>
          </calcext:conditional-format>
          <calcext:conditional-format calcext:target-range-address="v1.C265:v1.C266">
            <calcext:condition calcext:apply-style-name="ConditionalStyle_1" calcext:value="formula-is([.K264]=1)" calcext:base-cell-address="v1.C26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si" style:country-complex="LK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1">
      <number:text-content/>
      <style:map style:condition="value()&lt;=1.79769313486232E+308" style:apply-style-name="N131P0"/>
    </number:text-style>
    <number:date-style style:name="N132P0" style:volatile="true">
      <number:year number:style="long"/>
      <number:text>/</number:text>
      <number:month number:style="long"/>
    </number:date-style>
    <number:text-style style:name="N132">
      <number:text-content/>
      <style:map style:condition="value()&lt;=1.79769313486232E+308" style:apply-style-name="N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48" style:display-name="ConditionalStyle_48" style:family="table-cell" style:parent-style-name="Default">
      <style:table-cell-properties fo:background-color="#c3d69b"/>
    </style:style>
    <style:style style:name="ConditionalStyle_5f_47" style:display-name="ConditionalStyle_47" style:family="table-cell" style:parent-style-name="Default">
      <style:table-cell-properties fo:background-color="#c3d69b"/>
    </style:style>
    <style:style style:name="ConditionalStyle_5f_46" style:display-name="ConditionalStyle_46" style:family="table-cell" style:parent-style-name="Default">
      <style:table-cell-properties fo:background-color="#c3d69b"/>
    </style:style>
    <style:style style:name="ConditionalStyle_5f_45" style:display-name="ConditionalStyle_45" style:family="table-cell" style:parent-style-name="Default">
      <style:table-cell-properties fo:background-color="#c3d69b"/>
    </style:style>
    <style:style style:name="ConditionalStyle_5f_44" style:display-name="ConditionalStyle_44" style:family="table-cell" style:parent-style-name="Default">
      <style:table-cell-properties fo:background-color="#c3d69b"/>
    </style:style>
    <style:style style:name="ConditionalStyle_5f_43" style:display-name="ConditionalStyle_43" style:family="table-cell" style:parent-style-name="Default">
      <style:table-cell-properties fo:background-color="#c3d69b"/>
    </style:style>
    <style:style style:name="ConditionalStyle_5f_42" style:display-name="ConditionalStyle_42" style:family="table-cell" style:parent-style-name="Default">
      <style:table-cell-properties fo:background-color="#c3d69b"/>
    </style:style>
    <style:style style:name="ConditionalStyle_5f_41" style:display-name="ConditionalStyle_41" style:family="table-cell" style:parent-style-name="Default">
      <style:table-cell-properties fo:background-color="#c3d69b"/>
    </style:style>
    <style:style style:name="ConditionalStyle_5f_40" style:display-name="ConditionalStyle_40" style:family="table-cell" style:parent-style-name="Default">
      <style:table-cell-properties fo:background-color="#c3d69b"/>
    </style:style>
    <style:style style:name="ConditionalStyle_5f_39" style:display-name="ConditionalStyle_39" style:family="table-cell" style:parent-style-name="Default">
      <style:table-cell-properties fo:background-color="#c3d69b"/>
    </style:style>
    <style:style style:name="ConditionalStyle_5f_38" style:display-name="ConditionalStyle_38" style:family="table-cell" style:parent-style-name="Default">
      <style:table-cell-properties fo:background-color="#c3d69b"/>
    </style:style>
    <style:style style:name="ConditionalStyle_5f_37" style:display-name="ConditionalStyle_37" style:family="table-cell" style:parent-style-name="Default">
      <style:table-cell-properties fo:background-color="#c3d69b"/>
    </style:style>
    <style:style style:name="ConditionalStyle_5f_36" style:display-name="ConditionalStyle_36" style:family="table-cell" style:parent-style-name="Default">
      <style:table-cell-properties fo:background-color="#d7e4bd"/>
    </style:style>
    <style:style style:name="ConditionalStyle_5f_35" style:display-name="ConditionalStyle_35" style:family="table-cell" style:parent-style-name="Default">
      <style:table-cell-properties fo:background-color="#d7e4bd"/>
    </style:style>
    <style:style style:name="ConditionalStyle_5f_34" style:display-name="ConditionalStyle_34" style:family="table-cell" style:parent-style-name="Default">
      <style:table-cell-properties fo:background-color="#d7e4bd"/>
    </style:style>
    <style:style style:name="ConditionalStyle_5f_33" style:display-name="ConditionalStyle_33" style:family="table-cell" style:parent-style-name="Default">
      <style:table-cell-properties fo:background-color="#d7e4bd"/>
    </style:style>
    <style:style style:name="ConditionalStyle_5f_32" style:display-name="ConditionalStyle_32" style:family="table-cell" style:parent-style-name="Default">
      <style:table-cell-properties fo:background-color="#d7e4bd"/>
    </style:style>
    <style:style style:name="ConditionalStyle_5f_31" style:display-name="ConditionalStyle_31" style:family="table-cell" style:parent-style-name="Default">
      <style:table-cell-properties fo:background-color="#d7e4bd"/>
    </style:style>
    <style:style style:name="ConditionalStyle_5f_30" style:display-name="ConditionalStyle_30" style:family="table-cell" style:parent-style-name="Default">
      <style:table-cell-properties fo:background-color="#d7e4bd"/>
    </style:style>
    <style:style style:name="ConditionalStyle_5f_29" style:display-name="ConditionalStyle_29" style:family="table-cell" style:parent-style-name="Default">
      <style:table-cell-properties fo:background-color="#d7e4bd"/>
    </style:style>
    <style:style style:name="ConditionalStyle_5f_28" style:display-name="ConditionalStyle_28" style:family="table-cell" style:parent-style-name="Default">
      <style:table-cell-properties fo:background-color="#d7e4bd"/>
    </style:style>
    <style:style style:name="ConditionalStyle_5f_27" style:display-name="ConditionalStyle_27" style:family="table-cell" style:parent-style-name="Default">
      <style:table-cell-properties fo:background-color="#d7e4bd"/>
    </style:style>
    <style:style style:name="ConditionalStyle_5f_26" style:display-name="ConditionalStyle_26" style:family="table-cell" style:parent-style-name="Default">
      <style:table-cell-properties fo:background-color="#d7e4bd"/>
    </style:style>
    <style:style style:name="ConditionalStyle_5f_25" style:display-name="ConditionalStyle_25" style:family="table-cell" style:parent-style-name="Default">
      <style:table-cell-properties fo:background-color="#d7e4bd"/>
    </style:style>
    <style:style style:name="ConditionalStyle_5f_24" style:display-name="ConditionalStyle_24" style:family="table-cell" style:parent-style-name="Default">
      <style:table-cell-properties fo:background-color="#d7e4bd"/>
    </style:style>
    <style:style style:name="ConditionalStyle_5f_23" style:display-name="ConditionalStyle_23" style:family="table-cell" style:parent-style-name="Default">
      <style:table-cell-properties fo:background-color="#d7e4bd"/>
    </style:style>
    <style:style style:name="ConditionalStyle_5f_22" style:display-name="ConditionalStyle_22" style:family="table-cell" style:parent-style-name="Default">
      <style:table-cell-properties fo:background-color="#d7e4bd"/>
    </style:style>
    <style:style style:name="ConditionalStyle_5f_21" style:display-name="ConditionalStyle_21" style:family="table-cell" style:parent-style-name="Default">
      <style:table-cell-properties fo:background-color="#d7e4bd"/>
    </style:style>
    <style:style style:name="ConditionalStyle_5f_20" style:display-name="ConditionalStyle_20" style:family="table-cell" style:parent-style-name="Default">
      <style:table-cell-properties fo:background-color="#d7e4bd"/>
    </style:style>
    <style:style style:name="ConditionalStyle_5f_19" style:display-name="ConditionalStyle_19" style:family="table-cell" style:parent-style-name="Default">
      <style:table-cell-properties fo:background-color="#d7e4bd"/>
    </style:style>
    <style:style style:name="ConditionalStyle_5f_18" style:display-name="ConditionalStyle_18" style:family="table-cell" style:parent-style-name="Default">
      <style:table-cell-properties fo:background-color="#d7e4bd"/>
    </style:style>
    <style:style style:name="ConditionalStyle_5f_17" style:display-name="ConditionalStyle_17" style:family="table-cell" style:parent-style-name="Default">
      <style:table-cell-properties fo:background-color="#d7e4bd"/>
    </style:style>
    <style:style style:name="ConditionalStyle_5f_16" style:display-name="ConditionalStyle_16" style:family="table-cell" style:parent-style-name="Default">
      <style:table-cell-properties fo:background-color="#d7e4bd"/>
    </style:style>
    <style:style style:name="ConditionalStyle_5f_15" style:display-name="ConditionalStyle_15" style:family="table-cell" style:parent-style-name="Default">
      <style:table-cell-properties fo:background-color="#d7e4bd"/>
    </style:style>
    <style:style style:name="ConditionalStyle_5f_14" style:display-name="ConditionalStyle_14" style:family="table-cell" style:parent-style-name="Default">
      <style:table-cell-properties fo:background-color="#d7e4bd"/>
    </style:style>
    <style:style style:name="ConditionalStyle_5f_13" style:display-name="ConditionalStyle_13" style:family="table-cell" style:parent-style-name="Default">
      <style:table-cell-properties fo:background-color="#d7e4bd"/>
    </style:style>
    <style:style style:name="ConditionalStyle_5f_12" style:display-name="ConditionalStyle_12" style:family="table-cell" style:parent-style-name="Default">
      <style:table-cell-properties fo:background-color="#d7e4bd"/>
    </style:style>
    <style:style style:name="ConditionalStyle_5f_11" style:display-name="ConditionalStyle_11" style:family="table-cell" style:parent-style-name="Default">
      <style:table-cell-properties fo:background-color="#d7e4bd"/>
    </style:style>
    <style:style style:name="ConditionalStyle_5f_10" style:display-name="ConditionalStyle_10" style:family="table-cell" style:parent-style-name="Default">
      <style:table-cell-properties fo:background-color="#d7e4bd"/>
    </style:style>
    <style:style style:name="ConditionalStyle_5f_9" style:display-name="ConditionalStyle_9" style:family="table-cell" style:parent-style-name="Default">
      <style:table-cell-properties fo:background-color="#d7e4bd"/>
    </style:style>
    <style:style style:name="ConditionalStyle_5f_8" style:display-name="ConditionalStyle_8" style:family="table-cell" style:parent-style-name="Default">
      <style:table-cell-properties fo:background-color="#d7e4bd"/>
    </style:style>
    <style:style style:name="ConditionalStyle_5f_7" style:display-name="ConditionalStyle_7" style:family="table-cell" style:parent-style-name="Default">
      <style:table-cell-properties fo:background-color="#d7e4bd"/>
    </style:style>
    <style:style style:name="ConditionalStyle_5f_6" style:display-name="ConditionalStyle_6" style:family="table-cell" style:parent-style-name="Default">
      <style:table-cell-properties fo:background-color="#d7e4bd"/>
    </style:style>
    <style:style style:name="ConditionalStyle_5f_5" style:display-name="ConditionalStyle_5" style:family="table-cell" style:parent-style-name="Default">
      <style:table-cell-properties fo:background-color="#d7e4bd"/>
    </style:style>
    <style:style style:name="ConditionalStyle_5f_4" style:display-name="ConditionalStyle_4" style:family="table-cell" style:parent-style-name="Default">
      <style:table-cell-properties fo:background-color="#d7e4bd"/>
    </style:style>
    <style:style style:name="ConditionalStyle_5f_3" style:display-name="ConditionalStyle_3" style:family="table-cell" style:parent-style-name="Default">
      <style:table-cell-properties fo:background-color="#d7e4bd"/>
    </style:style>
    <style:style style:name="ConditionalStyle_5f_2" style:display-name="ConditionalStyle_2" style:family="table-cell" style:parent-style-name="Default">
      <style:table-cell-properties fo:background-color="#d7e4bd"/>
    </style:style>
    <style:style style:name="ConditionalStyle_5f_1" style:display-name="ConditionalStyle_1" style:family="table-cell" style:parent-style-name="Default">
      <style:table-cell-properties fo:background-color="#d7e4b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1" style:display-name="PageStyle_v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lanka</meta:initial-creator>
    <dc:creator>dulanka</dc:creator>
    <meta:creation-date>2020-03-17T04:13:05</meta:creation-date>
    <dc:date>2020-04-16T05:37:55</dc:date>
    <meta:generator>LibreOffice/5.4.2.2$Windows_X86_64 LibreOffice_project/22b09f6418e8c2d508a9eaf86b2399209b0990f4</meta:generator>
    <meta:document-statistic meta:table-count="1" meta:cell-count="185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